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3.794cm"/>
    </style:style>
    <style:style style:name="co3" style:family="table-column">
      <style:table-column-properties fo:break-before="auto" style:column-width="4.882cm"/>
    </style:style>
    <style:style style:name="co4" style:family="table-column">
      <style:table-column-properties fo:break-before="auto" style:column-width="4.057cm"/>
    </style:style>
    <style:style style:name="co5" style:family="table-column">
      <style:table-column-properties fo:break-before="auto" style:column-width="6.218cm"/>
    </style:style>
    <style:style style:name="co6" style:family="table-column">
      <style:table-column-properties fo:break-before="auto" style:column-width="5.86cm"/>
    </style:style>
    <style:style style:name="co7" style:family="table-column">
      <style:table-column-properties fo:break-before="auto" style:column-width="2.353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475cm"/>
    </style:style>
    <style:style style:name="co10" style:family="table-column">
      <style:table-column-properties fo:break-before="auto" style:column-width="6.08cm"/>
    </style:style>
    <style:style style:name="co11" style:family="table-column">
      <style:table-column-properties fo:break-before="auto" style:column-width="4.306cm"/>
    </style:style>
    <style:style style:name="co12" style:family="table-column">
      <style:table-column-properties fo:break-before="auto" style:column-width="5.482cm"/>
    </style:style>
    <style:style style:name="co13" style:family="table-column">
      <style:table-column-properties fo:break-before="auto" style:column-width="7.442cm"/>
    </style:style>
    <style:style style:name="co14" style:family="table-column">
      <style:table-column-properties fo:break-before="auto" style:column-width="2.275cm"/>
    </style:style>
    <style:style style:name="co15" style:family="table-column">
      <style:table-column-properties fo:break-before="auto" style:column-width="2.272cm"/>
    </style:style>
    <style:style style:name="co16" style:family="table-column">
      <style:table-column-properties fo:break-before="auto" style:column-width="3.221cm"/>
    </style:style>
    <style:style style:name="co17" style:family="table-column">
      <style:table-column-properties fo:break-before="auto" style:column-width="4.23cm"/>
    </style:style>
    <style:style style:name="co18" style:family="table-column">
      <style:table-column-properties fo:break-before="auto" style:column-width="5.292cm"/>
    </style:style>
    <style:style style:name="co19" style:family="table-column">
      <style:table-column-properties fo:break-before="auto" style:column-width="3.63cm"/>
    </style:style>
    <style:style style:name="co20" style:family="table-column">
      <style:table-column-properties fo:break-before="auto" style:column-width="3.06cm"/>
    </style:style>
    <style:style style:name="co21" style:family="table-column">
      <style:table-column-properties fo:break-before="auto" style:column-width="16.732cm"/>
    </style:style>
    <style:style style:name="co22" style:family="table-column">
      <style:table-column-properties fo:break-before="auto" style:column-width="1.988cm"/>
    </style:style>
    <style:style style:name="co23" style:family="table-column">
      <style:table-column-properties fo:break-before="auto" style:column-width="4.083cm"/>
    </style:style>
    <style:style style:name="co24" style:family="table-column">
      <style:table-column-properties fo:break-before="auto" style:column-width="3.757cm"/>
    </style:style>
    <style:style style:name="co25" style:family="table-column">
      <style:table-column-properties fo:break-before="auto" style:column-width="3.93cm"/>
    </style:style>
    <style:style style:name="co26" style:family="table-column">
      <style:table-column-properties fo:break-before="auto" style:column-width="3.193cm"/>
    </style:style>
    <style:style style:name="co27" style:family="table-column">
      <style:table-column-properties fo:break-before="auto" style:column-width="3.54cm"/>
    </style:style>
    <style:style style:name="co28" style:family="table-column">
      <style:table-column-properties fo:break-before="auto" style:column-width="2.822cm"/>
    </style:style>
    <style:style style:name="co29" style:family="table-column">
      <style:table-column-properties fo:break-before="auto" style:column-width="3.044cm"/>
    </style:style>
    <style:style style:name="co30" style:family="table-column">
      <style:table-column-properties fo:break-before="auto" style:column-width="2.995cm"/>
    </style:style>
    <style:style style:name="co31" style:family="table-column">
      <style:table-column-properties fo:break-before="auto" style:column-width="3.935cm"/>
    </style:style>
    <style:style style:name="co32" style:family="table-column">
      <style:table-column-properties fo:break-before="auto" style:column-width="4.856cm"/>
    </style:style>
    <style:style style:name="co33" style:family="table-column">
      <style:table-column-properties fo:break-before="auto" style:column-width="1.452cm"/>
    </style:style>
    <style:style style:name="co34" style:family="table-column">
      <style:table-column-properties fo:break-before="auto" style:column-width="10.275cm"/>
    </style:style>
    <style:style style:name="co35" style:family="table-column">
      <style:table-column-properties fo:break-before="auto" style:column-width="31.664cm"/>
    </style:style>
    <style:style style:name="co36" style:family="table-column">
      <style:table-column-properties fo:break-before="auto" style:column-width="2.265cm"/>
    </style:style>
    <style:style style:name="co37" style:family="table-column">
      <style:table-column-properties fo:break-before="auto" style:column-width="2.2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meta_5f_package">
      <style:table-properties table:display="true" style:writing-mode="lr-tb"/>
    </style:style>
    <style:style style:name="ta2" style:family="table" style:master-page-name="PageStyle_5f_package_5f_source">
      <style:table-properties table:display="true" style:writing-mode="lr-tb"/>
    </style:style>
    <style:style style:name="ta3" style:family="table" style:master-page-name="PageStyle_5f_package">
      <style:table-properties table:display="true" style:writing-mode="lr-tb"/>
    </style:style>
    <style:style style:name="ta4" style:family="table" style:master-page-name="PageStyle_5f_document">
      <style:table-properties table:display="true" style:writing-mode="lr-tb"/>
    </style:style>
    <number:boolean-style style:name="N99">
      <number:boolean/>
    </number:boolean-style>
    <number:boolean-style style:name="N10099" number:language="en" number:country="GB">
      <number:boolean/>
    </number:boolean-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rotation-align="none"/>
    </style:style>
    <style:style style:name="ce4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3" style:family="table-cell" style:parent-style-name="Default" style:data-style-name="N9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09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10099">
      <style:table-cell-properties style:rotation-align="none"/>
    </style:style>
    <style:style style:name="ce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Arial" style:font-name-asian="DejaVu Sans" style:font-name="Arial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eta_package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2"/>
        <table:table-column table:style-name="co3" table:default-cell-style-name="ce20"/>
        <table:table-column table:style-name="co4" table:default-cell-style-name="ce22"/>
        <table:table-column table:style-name="co5" table:default-cell-style-name="ce20"/>
        <table:table-column table:style-name="co6" table:default-cell-style-name="ce25"/>
        <table:table-column table:style-name="co7" table:number-columns-repeated="58" table:default-cell-style-name="Default"/>
        <table:table-row table:style-name="ro1">
          <table:table-cell table:style-name="ce2" office:value-type="string" calcext:value-type="string">
            <text:p>meta_package_index</text:p>
          </table:table-cell>
          <table:table-cell table:style-name="ce4" office:value-type="string" calcext:value-type="string">
            <text:p>meta_package_valid</text:p>
          </table:table-cell>
          <table:table-cell table:style-name="ce2" office:value-type="string" calcext:value-type="string">
            <text:p>meta_package_data_size</text:p>
          </table:table-cell>
          <table:table-cell table:style-name="ce4" office:value-type="string" calcext:value-type="string">
            <text:p>meta_package_tree</text:p>
          </table:table-cell>
          <table:table-cell table:style-name="ce2" office:value-type="string" calcext:value-type="string">
            <text:p>meta_package_description</text:p>
          </table:table-cell>
          <table:table-cell table:style-name="ce9" office:value-type="string" calcext:value-type="string">
            <text:p>meta_package_editab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ZS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EZStacking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P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numpy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D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pandas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S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os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C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gc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TT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itertool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L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joblib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PL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matplotlib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WAR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warnings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r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TH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math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CP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scipy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KL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scikit-learn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NS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seaborn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YB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Yellow-bricks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YDP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Ydata profiling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EDA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Fast ED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GB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Histogram-based Gradient Boosting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B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Gboost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L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3" office:value-type="string" calcext:value-type="string">
            <text:p>small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polylearn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ER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Keras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PU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CPU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P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small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Gaussian Process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T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Decision Tre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F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both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Random Forest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DA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AdaBoost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GD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GD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R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Logistic Regression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IR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inear Regression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LN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ElasticNet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LP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small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Multilayer Perceptron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N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small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KNeighbors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B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small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Gaussian Naive Bayes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KSV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small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upport vector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CK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Stacking y/n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IP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/>
          <table:table-cell office:value-type="string" calcext:value-type="string">
            <text:p>Pipelining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 table:number-rows-repeated="1048538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_FilterDatabase" table:base-cell-address="$meta_package.$A$1" table:cell-range-address="$meta_package.$A$1:.$F$36"/>
          <table:named-range table:name="_xlnm._FilterDatabase_0" table:base-cell-address="$meta_package.$A$1" table:cell-range-address="$meta_package.$A$1:.$F$35"/>
        </table:named-expressions>
      </table:table>
      <table:table table:name="package_source" table:style-name="ta2">
        <office:forms form:automatic-focus="false" form:apply-design-mode="false"/>
        <table:table-column table:style-name="co9" table:default-cell-style-name="ce20"/>
        <table:table-column table:style-name="co10" table:number-columns-repeated="2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number-columns-repeated="2" table:default-cell-style-name="ce20"/>
        <table:table-column table:style-name="co14" table:number-columns-repeated="57" table:default-cell-style-name="Default"/>
        <table:table-column table:style-name="co15" table:number-columns-repeated="959" table:default-cell-style-name="ce2"/>
        <table:table-row table:style-name="ro1">
          <table:table-cell table:style-name="ce2" office:value-type="string" calcext:value-type="string">
            <text:p>package_source_index</text:p>
          </table:table-cell>
          <table:table-cell table:style-name="ce2" office:value-type="string" calcext:value-type="string">
            <text:p>meta_package_index</text:p>
          </table:table-cell>
          <table:table-cell table:style-name="ce2" office:value-type="string" calcext:value-type="string">
            <text:p>package_source_name</text:p>
          </table:table-cell>
          <table:table-cell table:style-name="ce2" office:value-type="string" calcext:value-type="string">
            <text:p>package_source_type</text:p>
          </table:table-cell>
          <table:table-cell table:style-name="ce2" office:value-type="string" calcext:value-type="string">
            <text:p>package_source_short_name</text:p>
          </table:table-cell>
          <table:table-cell table:style-name="ce2" office:value-type="string" calcext:value-type="string">
            <text:p>package_source_kaggle</text:p>
          </table:table-cell>
          <table:table-cell table:style-name="ce2" office:value-type="string" calcext:value-type="string">
            <text:p>package_source_cod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ZTF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EZS_deps.EZS_func</text:p>
          </table:table-cell>
          <table:table-cell table:style-name="ce2" office:value-type="string" calcext:value-type="string">
            <text:p>full</text:p>
          </table:table-cell>
          <table:table-cell table:style-name="ce2" office:value-type="string" calcext:value-type="string">
            <text:p>*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ZTM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EZS_deps.EZS_model</text:p>
          </table:table-cell>
          <table:table-cell table:style-name="ce2" office:value-type="string" calcext:value-type="string">
            <text:p>full</text:p>
          </table:table-cell>
          <table:table-cell table:style-name="ce2" office:value-type="string" calcext:value-type="string">
            <text:p>*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NP</text:p>
          </table:table-cell>
          <table:table-cell office:value-type="string" calcext:value-type="string">
            <text:p>numpy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np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PD</text:p>
          </table:table-cell>
          <table:table-cell office:value-type="string" calcext:value-type="string">
            <text:p>pandas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d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A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andas.api.type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NS</text:p>
          </table:table-cell>
          <table:table-cell office:value-type="string" calcext:value-type="string">
            <text:p>seabor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sns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OS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ful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GC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ful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ITT</text:p>
          </table:table-cell>
          <table:table-cell office:value-type="string" calcext:value-type="string">
            <text:p>itertool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JL</text:p>
          </table:table-cell>
          <table:table-cell office:value-type="string" calcext:value-type="string">
            <text:p>joblib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PLPL</text:p>
          </table:table-cell>
          <table:table-cell office:value-type="string" calcext:value-type="string">
            <text:p>MPL</text:p>
          </table:table-cell>
          <table:table-cell office:value-type="string" calcext:value-type="string">
            <text:p>matplotlib.pyplot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lt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RN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warnings</text:p>
          </table:table-cell>
          <table:table-cell office:value-type="string" calcext:value-type="string">
            <text:p>ful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office:value-type="string" calcext:value-type="string">
            <text:p>warnings.filterwarnings('ignore'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PUN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ul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office:value-type="string" calcext:value-type="string">
            <text:p>os.environ['CUDA_VISIBLE_DEVICES'] = '-1'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RE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ful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MATH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ful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IP</text:p>
          </table:table-cell>
          <table:table-cell office:value-type="string" calcext:value-type="string">
            <text:p>SCP</text:p>
          </table:table-cell>
          <table:table-cell office:value-type="string" calcext:value-type="string">
            <text:p>scipy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KL</text:p>
          </table:table-cell>
          <table:table-cell office:value-type="string" calcext:value-type="string">
            <text:p>sklearn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B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base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C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sklearn.compose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experimental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SKL</text:p>
          </table:table-cell>
          <table:table-cell table:style-name="ce2" office:value-type="string" calcext:value-type="string">
            <text:p>sklearn.impute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GP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sklearn.gaussian_proces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sklearn.gaussian_process.kernel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sklearn.tree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EN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ensemble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IN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inspection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linear_model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M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metric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model_selection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N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sklearn.neural_network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sklearn.neighbor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B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sklearn.naive_baye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PI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sklearn.pipeline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preprocessing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SVM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klearn.svm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.rocauc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T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.threshold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MS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model_selection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feature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regressor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ontrib.missing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T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target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TF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target.feature_correlation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YDP</text:p>
          </table:table-cell>
          <table:table-cell office:value-type="string" calcext:value-type="string">
            <text:p>ydata_profiling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FEDA</text:p>
          </table:table-cell>
          <table:table-cell office:value-type="string" calcext:value-type="string">
            <text:p>fasteda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GB</text:p>
          </table:table-cell>
          <table:table-cell office:value-type="string" calcext:value-type="string">
            <text:p>sklearn.ensemble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learn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KER</text:p>
          </table:table-cell>
          <table:table-cell office:value-type="string" calcext:value-type="string">
            <text:p>keras</text:p>
          </table:table-cell>
          <table:table-cell office:value-type="string" calcext:value-type="string">
            <text:p>ful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L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layer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M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model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WSKL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scikeras.wrapper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CB</text:p>
          </table:table-cell>
          <table:table-cell office:value-type="string" calcext:value-type="string">
            <text:p>KER</text:p>
          </table:table-cell>
          <table:table-cell table:style-name="ce30" office:value-type="string" calcext:value-type="string">
            <text:p>keras.callback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 table:number-rows-repeated="1048521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_xlnm._FilterDatabase" table:base-cell-address="$meta_package.$A$1" table:cell-range-address="$package_source.$A$1:.$G$53"/>
          <table:named-range table:name="_xlnm._FilterDatabase_0" table:base-cell-address="$meta_package.$A$1" table:cell-range-address="$package_source.$A$1:.$G$53"/>
        </table:named-expressions>
      </table:table>
      <table:table table:name="package" table:style-name="ta3">
        <office:forms form:automatic-focus="false" form:apply-design-mode="false"/>
        <table:table-column table:style-name="co9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20" table:default-cell-style-name="ce20"/>
        <table:table-column table:style-name="co21" table:default-cell-style-name="ce20"/>
        <table:table-column table:style-name="co14" table:number-columns-repeated="57" table:default-cell-style-name="Default"/>
        <table:table-column table:style-name="co15" table:number-columns-repeated="959" table:default-cell-style-name="ce2"/>
        <table:table-row table:style-name="ro1">
          <table:table-cell table:style-name="ce2" office:value-type="string" calcext:value-type="string">
            <text:p>package_source_index</text:p>
          </table:table-cell>
          <table:table-cell table:style-name="ce2" office:value-type="string" calcext:value-type="string">
            <text:p>package_index</text:p>
          </table:table-cell>
          <table:table-cell table:style-name="ce2" office:value-type="string" calcext:value-type="string">
            <text:p>meta_package_index</text:p>
          </table:table-cell>
          <table:table-cell table:style-name="ce2" office:value-type="string" calcext:value-type="string">
            <text:p>package_name</text:p>
          </table:table-cell>
          <table:table-cell table:style-name="ce2" office:value-type="string" calcext:value-type="string">
            <text:p>package_problem</text:p>
          </table:table-cell>
          <table:table-cell table:style-name="ce2" office:value-type="string" calcext:value-type="string">
            <text:p>package_type</text:p>
          </table:table-cell>
          <table:table-cell table:style-name="ce2" office:value-type="string" calcext:value-type="string">
            <text:p>package_cod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CL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Classifier(kernel = ConstantKernel() * DotProduct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CR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Classifier(kernel = ConstantKernel() * RBF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CP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Classifier(kernel = ConstantKernel() * ExpSineSquared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CQ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Classifier(kernel = ConstantKernel() * RationalQuadratic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CG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DecisionTreeClassifier(criterion='gini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C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DecisionTreeClassifier(criterion='entropy'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RFCG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RandomForestClassifier(criterion='gini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RFCE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RandomForestClassifier(criterion='entropy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AdaBoo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AdaBoostClassifier(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HGBC</text:p>
          </table:table-cell>
          <table:table-cell office:value-type="string" calcext:value-type="string">
            <text:p>HGB</text:p>
          </table:table-cell>
          <table:table-cell office:value-type="string" calcext:value-type="string">
            <text:p>HistGradientBoost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HistGradientBoostingClassifier(early_stopping=True, random_state = random_state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Stack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C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GDClassifier(loss='hinge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CLL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GDClassifier(loss='log_loss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CM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GDClassifier(loss='modified_huber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L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</text:p>
          </table:table-cell>
          <table:table-cell table:style-name="ce2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LogisticRegression(solver='lbfgs', penalty='l2'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S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</text:p>
          </table:table-cell>
          <table:table-cell table:style-name="ce2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LogisticRegression(solver='saga', penalty='elasticnet'</text:span>, l1_ratio=0.5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LCV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CV</text:p>
          </table:table-cell>
          <table:table-cell table:style-name="ce2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LogisticRegressionCV(cv=5, solver='lbfgs', penalty='l2'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SCV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CV</text:p>
          </table:table-cell>
          <table:table-cell table:style-name="ce2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LogisticRegressionCV(cv=5, solver='saga', penalty='l2'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NN</text:p>
          </table:table-cell>
          <table:table-cell office:value-type="string" calcext:value-type="string">
            <text:p>MLPC1</text:p>
          </table:table-cell>
          <table:table-cell office:value-type="string" calcext:value-type="string">
            <text:p>MLP</text:p>
          </table:table-cell>
          <table:table-cell table:style-name="ce2" office:value-type="string" calcext:value-type="string">
            <text:p>MLP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MLPClassifier(hidden_layer_sizes = (layer_size, ), max_iter=2000, early_stopping=True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NN</text:p>
          </table:table-cell>
          <table:table-cell office:value-type="string" calcext:value-type="string">
            <text:p>MLPC2</text:p>
          </table:table-cell>
          <table:table-cell office:value-type="string" calcext:value-type="string">
            <text:p>MLP</text:p>
          </table:table-cell>
          <table:table-cell table:style-name="ce2" office:value-type="string" calcext:value-type="string">
            <text:p>MLP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MLPClassifier(hidden_layer_sizes = (layer_size, layer_size,), max_iter=2000, early_stopping=True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CU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KNeighborsClassifier(weights='uniform'</text:span>, n_neighbors=len(y.unique())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CD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KNeighborsClassifier(weights='distance'</text:span>, n_neighbors=len(y.unique())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B</text:p>
          </table:table-cell>
          <table:table-cell table:number-columns-repeated="2" office:value-type="string" calcext:value-type="string">
            <text:p>GNB</text:p>
          </table:table-cell>
          <table:table-cell office:value-type="string" calcext:value-type="string">
            <text:p>GaussianNB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GaussianNB(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CL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VC(kernel='linear'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CP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VC(kernel='poly'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CG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VC(kernel='rbf'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CS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VC(kernel='sigmoid'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B</text:p>
          </table:table-cell>
          <table:table-cell office:value-type="string" calcext:value-type="string">
            <text:p>GBC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GradientBoost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radientBoostingClassifier(n_estimators=100, learning_rate=1.0, max_depth=1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NC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nomialNetwork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FMC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FactorizationMachin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ERWSKL</text:p>
          </table:table-cell>
          <table:table-cell office:value-type="string" calcext:value-type="string">
            <text:p>KERC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K_C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B</text:p>
          </table:table-cell>
          <table:table-cell office:value-type="string" calcext:value-type="string">
            <text:p>BAE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aseEstima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CB</text:p>
          </table:table-cell>
          <table:table-cell office:value-type="string" calcext:value-type="string">
            <text:p>KERES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EarlyStopp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CB</text:p>
          </table:table-cell>
          <table:table-cell office:value-type="string" calcext:value-type="string">
            <text:p>KERRLROP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ReduceLROnPlatea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RL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Regressor(kernel = ConstantKernel() * DotProduct() + ConstantKernel() + WhiteKernel()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RR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Regressor(kernel = ConstantKernel() * RBF() + ConstantKernel() + WhiteKernel()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RP</text:p>
          </table:table-cell>
          <table:table-cell/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Regressor(kernel = ConstantKernel() * ExpSineSquared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RQ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Regressor(kernel = ConstantKernel() * RationalQuadratic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RF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DecisionTreeRegressor(criterion='friedman_mse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R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DecisionTreeRegressor(criterion='absolute_error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RP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DecisionTreeRegressor(criterion='poisson'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RFRS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RandomForestRegressor(criterion='squared_error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RFRA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RandomForestRegressor(criterion='absolute_error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RFRP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RandomForestRegressor(criterion='poisson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ABR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AdaBoo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AdaBoostRegressor(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HGBR</text:p>
          </table:table-cell>
          <table:table-cell office:value-type="string" calcext:value-type="string">
            <text:p>HGB</text:p>
          </table:table-cell>
          <table:table-cell office:value-type="string" calcext:value-type="string">
            <text:p>HistGradientBoost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HistGradientBoostingRegressor(early_stopping=True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Stack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RS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GDRegressor(loss='squared_error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R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GDRegressor(loss='huber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ELNE</text:p>
          </table:table-cell>
          <table:table-cell office:value-type="string" calcext:value-type="string">
            <text:p>ELN</text:p>
          </table:table-cell>
          <table:table-cell office:value-type="string" calcext:value-type="string">
            <text:p>ElasticNet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ElasticNet(alpha=0.01, l1_ratio=0.15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INR</text:p>
          </table:table-cell>
          <table:table-cell office:value-type="string" calcext:value-type="string">
            <text:p>LIR</text:p>
          </table:table-cell>
          <table:table-cell office:value-type="string" calcext:value-type="string">
            <text:p>LinearRegression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LinearRegression(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ELNECV</text:p>
          </table:table-cell>
          <table:table-cell office:value-type="string" calcext:value-type="string">
            <text:p>ELN</text:p>
          </table:table-cell>
          <table:table-cell office:value-type="string" calcext:value-type="string">
            <text:p>ElasticNetCV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ElasticNetCV(cv=5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NN</text:p>
          </table:table-cell>
          <table:table-cell office:value-type="string" calcext:value-type="string">
            <text:p>MLPR1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MLP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MLPRegressor(hidden_layer_sizes = (layer_size, ), max_iter=2000, early_stopping=True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NN</text:p>
          </table:table-cell>
          <table:table-cell office:value-type="string" calcext:value-type="string">
            <text:p>MLPR2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MLP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MLPRegressor(hidden_layer_sizes = (layer_size, layer_size,), max_iter=2000, early_stopping=True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RU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KNeighborsRegressor(weights='</text:span>uniform'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RD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KNeighborsRegressor(weights='</text:span>distance'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RL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VR(kernel='linear'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RP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VR(kernel='poly'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RG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VR(kernel='rbf'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B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GB</text:p>
          </table:table-cell>
          <table:table-cell table:style-name="ce34" office:value-type="string" calcext:value-type="string">
            <text:p>GradientBoost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GradientBoostingRegressor(n_estimators=100, learning_rate=1.0, max_depth=1, random_state=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NR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nomialNetwork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PolynomialNetworkRegressor(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FMR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FactorizationMachin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FactorizationMachineRegressor(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KERWSKL</text:p>
          </table:table-cell>
          <table:table-cell office:value-type="string" calcext:value-type="string">
            <text:p>KERR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K_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</text:p>
          </table:table-cell>
          <table:table-cell office:value-type="string" calcext:value-type="string">
            <text:p>EI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enable_iterative_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imple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Iterative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IN</text:p>
          </table:table-cell>
          <table:table-cell office:value-type="string" calcext:value-type="string">
            <text:p>PERIMP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permutation_importanc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nspecto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RBFK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B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SKL</text:p>
          </table:table-cell>
          <table:table-cell table:style-name="ce33" office:value-type="string" calcext:value-type="string">
            <text:p>WhiteKerne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SKL</text:p>
          </table:table-cell>
          <table:table-cell table:style-name="ce34" office:value-type="string" calcext:value-type="string">
            <text:p>ConstantKerne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SKL</text:p>
          </table:table-cell>
          <table:table-cell table:style-name="ce34" office:value-type="string" calcext:value-type="string">
            <text:p>Mater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RQK</text:p>
          </table:table-cell>
          <table:table-cell office:value-type="string" calcext:value-type="string">
            <text:p>SKL</text:p>
          </table:table-cell>
          <table:table-cell table:style-name="ce33" office:value-type="string" calcext:value-type="string">
            <text:p>RationalQuadrati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ESSK</text:p>
          </table:table-cell>
          <table:table-cell office:value-type="string" calcext:value-type="string">
            <text:p>SKL</text:p>
          </table:table-cell>
          <table:table-cell table:style-name="ce33" office:value-type="string" calcext:value-type="string">
            <text:p>ExpSineSquar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DPK</text:p>
          </table:table-cell>
          <table:table-cell office:value-type="string" calcext:value-type="string">
            <text:p>SKL</text:p>
          </table:table-cell>
          <table:table-cell table:style-name="ce33" office:value-type="string" calcext:value-type="string">
            <text:p>DotProduc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ERL</text:p>
          </table:table-cell>
          <table:table-cell office:value-type="string" calcext:value-type="string">
            <text:p>DENS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Den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ERL</text:p>
          </table:table-cell>
          <table:table-cell office:value-type="string" calcext:value-type="string">
            <text:p>BANO</text:p>
          </table:table-cell>
          <table:table-cell office:value-type="string" calcext:value-type="string">
            <text:p>KER</text:p>
          </table:table-cell>
          <table:table-cell table:style-name="ce30" office:value-type="string" calcext:value-type="string">
            <text:p>BatchNormaliz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ERL</text:p>
          </table:table-cell>
          <table:table-cell office:value-type="string" calcext:value-type="string">
            <text:p>LANO</text:p>
          </table:table-cell>
          <table:table-cell office:value-type="string" calcext:value-type="string">
            <text:p>KER</text:p>
          </table:table-cell>
          <table:table-cell table:style-name="ce30" office:value-type="string" calcext:value-type="string">
            <text:p>LayerNormaliz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ERL</text:p>
          </table:table-cell>
          <table:table-cell office:value-type="string" calcext:value-type="string">
            <text:p>DROO</text:p>
          </table:table-cell>
          <table:table-cell office:value-type="string" calcext:value-type="string">
            <text:p>KER</text:p>
          </table:table-cell>
          <table:table-cell table:style-name="ce30" office:value-type="string" calcext:value-type="string">
            <text:p>Dropou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M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Sequenti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M</text:p>
          </table:table-cell>
          <table:table-cell office:value-type="string" calcext:value-type="string">
            <text:p>ACC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accuracy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M</text:p>
          </table:table-cell>
          <table:table-cell office:value-type="string" calcext:value-type="string">
            <text:p>F1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M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call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mean_squared_err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M</text:p>
          </table:table-cell>
          <table:table-cell office:value-type="string" calcext:value-type="string">
            <text:p>R2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2_score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DA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s_numeric_d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ITT</text:p>
          </table:table-cell>
          <table:table-cell office:value-type="string" calcext:value-type="string">
            <text:p>PRDT</text:p>
          </table:table-cell>
          <table:table-cell office:value-type="string" calcext:value-type="string">
            <text:p>IT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JL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JL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IP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SCP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</text:p>
          </table:table-cell>
          <table:table-cell office:value-type="string" calcext:value-type="string">
            <text:p>S_C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et_confi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</text:p>
          </table:table-cell>
          <table:table-cell office:value-type="string" calcext:value-type="string">
            <text:p>DAT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datase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TT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train_test_spli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SK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tratifiedKFol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RSK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peatedStratifiedKFol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LO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LocalOutlierFac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I</text:p>
          </table:table-cell>
          <table:table-cell table:number-columns-repeated="2" office:value-type="string" calcext:value-type="string">
            <text:p>PIP</text:p>
          </table:table-cell>
          <table:table-cell office:value-type="string" calcext:value-type="string">
            <text:p>Pipeli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I</text:p>
          </table:table-cell>
          <table:table-cell office:value-type="string" calcext:value-type="string">
            <text:p>MPIP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pipeli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B</text:p>
          </table:table-cell>
          <table:table-cell office:value-type="string" calcext:value-type="string">
            <text:p>TRM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TransformerMixi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C</text:p>
          </table:table-cell>
          <table:table-cell office:value-type="string" calcext:value-type="string">
            <text:p>MCS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column_selec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C</text:p>
          </table:table-cell>
          <table:table-cell office:value-type="string" calcext:value-type="string">
            <text:p>MCT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column_transform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SSC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OH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OneHot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Ordinal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LB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Label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FunctionTransform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L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_report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PE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_prediction_erro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onfusion_matrix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YB</text:p>
          </table:table-cell>
          <table:table-cell table:style-name="ce34" office:value-type="string" calcext:value-type="string">
            <text:p>precision_recall_curv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CR</text:p>
          </table:table-cell>
          <table:table-cell office:value-type="string" calcext:value-type="string">
            <text:p>ROAU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oc_au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T</text:p>
          </table:table-cell>
          <table:table-cell office:value-type="string" calcext:value-type="string">
            <text:p>DITH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discrimination_threshold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PCA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pca_decomposition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T</text:p>
          </table:table-cell>
          <table:table-cell office:value-type="string" calcext:value-type="string">
            <text:p>BI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alanced_binning_referenc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T</text:p>
          </table:table-cell>
          <table:table-cell office:value-type="string" calcext:value-type="string">
            <text:p>CLBA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_balanc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MS</text:p>
          </table:table-cell>
          <table:table-cell office:value-type="string" calcext:value-type="string">
            <text:p>LE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learning_curv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MS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feature_importanc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RK1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ank1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RK2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ank2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MVB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MissingValuesBa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MV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MissingValuesDispers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TFC</text:p>
          </table:table-cell>
          <table:table-cell office:value-type="string" calcext:value-type="string">
            <text:p>FECO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feature_correl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R</text:p>
          </table:table-cell>
          <table:table-cell office:value-type="string" calcext:value-type="string">
            <text:p>PREE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prediction_err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R</text:p>
          </table:table-cell>
          <table:table-cell office:value-type="string" calcext:value-type="string">
            <text:p>REPL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siduals_plot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DP</text:p>
          </table:table-cell>
          <table:table-cell office:value-type="string" calcext:value-type="string">
            <text:p>YDPPR</text:p>
          </table:table-cell>
          <table:table-cell office:value-type="string" calcext:value-type="string">
            <text:p>YDP</text:p>
          </table:table-cell>
          <table:table-cell office:value-type="string" calcext:value-type="string">
            <text:p>ProfileRepor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EDA</text:p>
          </table:table-cell>
          <table:table-cell office:value-type="string" calcext:value-type="string">
            <text:p>FAEDA</text:p>
          </table:table-cell>
          <table:table-cell office:value-type="string" calcext:value-type="string">
            <text:p>FEDA</text:p>
          </table:table-cell>
          <table:table-cell office:value-type="string" calcext:value-type="string">
            <text:p>fast_ed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 table:number-rows-repeated="1048450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_xlnm._FilterDatabase" table:base-cell-address="$meta_package.$A$1" table:cell-range-address="$package.$A$1:.$G$123"/>
          <table:named-range table:name="_xlnm._FilterDatabase_0" table:base-cell-address="$meta_package.$A$1" table:cell-range-address="$package.$A$1:.$G$123"/>
          <table:named-range table:name="_xlnm._FilterDatabase_0_0" table:base-cell-address="$meta_package.$A$1" table:cell-range-address="$package.$A$1:.$G$121"/>
          <table:named-range table:name="_xlnm._FilterDatabase_0_0_0" table:base-cell-address="$meta_package.$A$1" table:cell-range-address="$package.$A$1:.$F$121"/>
          <table:named-range table:name="_xlnm._FilterDatabase_0_0_0_0" table:base-cell-address="$meta_package.$A$1" table:cell-range-address="$package.$A$1:.$F$117"/>
        </table:named-expressions>
      </table:table>
      <table:table table:name="document" table:style-name="ta4">
        <office:forms form:automatic-focus="false" form:apply-design-mode="false"/>
        <table:table-column table:style-name="co22" table:default-cell-style-name="Default"/>
        <table:table-column table:style-name="co23" table:default-cell-style-name="ce40"/>
        <table:table-column table:style-name="co24" table:default-cell-style-name="ce22"/>
        <table:table-column table:style-name="co25" table:default-cell-style-name="ce22"/>
        <table:table-column table:style-name="co26" table:default-cell-style-name="ce22"/>
        <table:table-column table:style-name="co27" table:default-cell-style-name="ce22"/>
        <table:table-column table:style-name="co28" table:default-cell-style-name="ce22"/>
        <table:table-column table:style-name="co29" table:default-cell-style-name="ce22"/>
        <table:table-column table:style-name="co30" table:default-cell-style-name="ce22"/>
        <table:table-column table:style-name="co31" table:default-cell-style-name="ce22"/>
        <table:table-column table:style-name="co32" table:default-cell-style-name="ce22"/>
        <table:table-column table:style-name="co33" table:default-cell-style-name="ce40"/>
        <table:table-column table:style-name="co34" table:default-cell-style-name="ce40"/>
        <table:table-column table:style-name="co35" table:default-cell-style-name="ce40"/>
        <table:table-column table:style-name="co36" table:number-columns-repeated="59" table:default-cell-style-name="Default"/>
        <table:table-column table:style-name="co37" table:number-columns-repeated="949" table:default-cell-style-name="ce2"/>
        <table:table-row table:style-name="ro1">
          <table:table-cell table:style-name="ce2" office:value-type="string" calcext:value-type="string">
            <text:p>sort_key</text:p>
          </table:table-cell>
          <table:table-cell table:style-name="ce16" office:value-type="string" calcext:value-type="string">
            <text:p>meta_package_index</text:p>
          </table:table-cell>
          <table:table-cell table:style-name="ce4" office:value-type="string" calcext:value-type="string">
            <text:p>document_problem</text:p>
          </table:table-cell>
          <table:table-cell table:style-name="ce4" office:value-type="string" calcext:value-type="string">
            <text:p>document_stacking</text:p>
          </table:table-cell>
          <table:table-cell table:style-name="ce4" office:value-type="string" calcext:value-type="string">
            <text:p>document_keras</text:p>
          </table:table-cell>
          <table:table-cell table:style-name="ce4" office:value-type="string" calcext:value-type="string">
            <text:p>document_pipeline</text:p>
          </table:table-cell>
          <table:table-cell table:style-name="ce4" office:value-type="string" calcext:value-type="string">
            <text:p>document_yb</text:p>
          </table:table-cell>
          <table:table-cell table:style-name="ce4" office:value-type="string" calcext:value-type="string">
            <text:p>document_ydp</text:p>
          </table:table-cell>
          <table:table-cell table:style-name="ce4" office:value-type="string" calcext:value-type="string">
            <text:p>document_feda</text:p>
          </table:table-cell>
          <table:table-cell table:style-name="ce4" office:value-type="string" calcext:value-type="string">
            <text:p>document_data_size</text:p>
          </table:table-cell>
          <table:table-cell table:style-name="ce4" office:value-type="string" calcext:value-type="string">
            <text:p>document_level_1_model</text:p>
          </table:table-cell>
          <table:table-cell table:style-name="ce16" office:value-type="string" calcext:value-type="string">
            <text:p>title</text:p>
          </table:table-cell>
          <table:table-cell table:style-name="ce16" office:value-type="string" calcext:value-type="string">
            <text:p>text</text:p>
          </table:table-cell>
          <table:table-cell table:style-name="ce16" office:value-type="string" calcext:value-type="string">
            <text:p>code</text:p>
          </table:table-cell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EZS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EDA &amp; Modelling</text:p>
          </table:table-cell>
          <table:table-cell office:value-type="string" calcext:value-type="string">
            <text:p>"random_state = " + str(random_state)</text:p>
          </table:table-cell>
          <table:table-cell table:number-columns-repeated="1008"/>
        </table:table-row>
        <table:table-row table:style-name="ro1">
          <table:table-cell table:style-name="ce2" table:formula="of:=[.A2]+1" office:value-type="float" office:value="2" calcext:value-type="float">
            <text:p>2</text:p>
          </table:table-cell>
          <table:table-cell office:value-type="string" calcext:value-type="string">
            <text:p>EZS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Project name</text:p>
          </table:table-cell>
          <table:table-cell office:value-type="string" calcext:value-type="string">
            <text:p>"name = '" + str(project_name) + "'"</text:p>
          </table:table-cell>
          <table:table-cell table:number-columns-repeated="1008"/>
        </table:table-row>
        <table:table-row table:style-name="ro1">
          <table:table-cell table:style-name="ce2" table:formula="of:=[.A3]+1" office:value-type="float" office:value="3" calcext:value-type="float">
            <text:p>3</text:p>
          </table:table-cell>
          <table:table-cell office:value-type="string" calcext:value-type="string">
            <text:p>EZS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Exploratory Data Analysis 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4]+1" office:value-type="float" office:value="4" calcext:value-type="float">
            <text:p>4</text:p>
          </table:table-cell>
          <table:table-cell office:value-type="string" calcext:value-type="string">
            <text:p>EZS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table:style-name="ce13" office:value-type="string" calcext:value-type="string">
            <text:p>File and parameters loading</text:p>
          </table:table-cell>
          <table:table-cell office:value-type="string" calcext:value-type="string">
            <text:p>"problem_type = '" + str(problem_type) + "'"</text:p>
          </table:table-cell>
          <table:table-cell table:number-columns-repeated="1008"/>
        </table:table-row>
        <table:table-row table:style-name="ro1">
          <table:table-cell table:style-name="ce2" table:formula="of:=[.A5]+1" office:value-type="float" office:value="5" calcext:value-type="float">
            <text:p>5</text:p>
          </table:table-cell>
          <table:table-cell office:value-type="string" calcext:value-type="string">
            <text:p>EZS</text:p>
          </table:table-cell>
          <table:table-cell table:number-columns-repeated="9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table:style-name="ce13" office:value-type="string" calcext:value-type="string">
            <text:p>None</text:p>
          </table:table-cell>
          <table:table-cell office:value-type="string" calcext:value-type="string">
            <text:p>"data_size = '" + str(data_size) + "'"</text:p>
          </table:table-cell>
          <table:table-cell table:number-columns-repeated="1008"/>
        </table:table-row>
        <table:table-row table:style-name="ro1">
          <table:table-cell table:style-name="ce2" table:formula="of:=[.A6]+1" office:value-type="float" office:value="6" calcext:value-type="float">
            <text:p>6</text:p>
          </table:table-cell>
          <table:table-cell office:value-type="string" calcext:value-type="string">
            <text:p>PD</text:p>
          </table:table-cell>
          <table:table-cell table:number-columns-repeated="9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1">"path = '" + str(file) +</text:span> "'"</text:p>
          </table:table-cell>
          <table:table-cell table:number-columns-repeated="1008"/>
        </table:table-row>
        <table:table-row table:style-name="ro1">
          <table:table-cell table:style-name="ce2" table:formula="of:=[.A7]+1" office:value-type="float" office:value="7" calcext:value-type="float">
            <text:p>7</text:p>
          </table:table-cell>
          <table:table-cell office:value-type="string" calcext:value-type="string">
            <text:p>PD</text:p>
          </table:table-cell>
          <table:table-cell table:number-columns-repeated="9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f = pd.read_csv(path)"</text:p>
          </table:table-cell>
          <table:table-cell table:number-columns-repeated="1008"/>
        </table:table-row>
        <table:table-row table:style-name="ro1">
          <table:table-cell table:style-name="ce2" table:formula="of:=[.A8]+1" office:value-type="float" office:value="8" calcext:value-type="float">
            <text:p>8</text:p>
          </table:table-cell>
          <table:table-cell office:value-type="string" calcext:value-type="string">
            <text:p>EZS</text:p>
          </table:table-cell>
          <table:table-cell table:number-columns-repeated="9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arget_col = '" + str(target_col) + "'"</text:p>
          </table:table-cell>
          <table:table-cell table:number-columns-repeated="1008"/>
        </table:table-row>
        <table:table-row table:style-name="ro1">
          <table:table-cell table:style-name="ce2" table:formula="of:=[.A9]+1" office:value-type="float" office:value="9" calcext:value-type="float">
            <text:p>9</text:p>
          </table:table-cell>
          <table:table-cell office:value-type="string" calcext:value-type="string">
            <text:p>EZS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Thresholds &amp; other parameters</text:p>
          </table:table-cell>
          <table:table-cell office:value-type="string" calcext:value-type="string">
            <text:p>"threshold_NaN = " + str(threshold_NaN)</text:p>
          </table:table-cell>
          <table:table-cell table:number-columns-repeated="1008"/>
        </table:table-row>
        <table:table-row table:style-name="ro1">
          <table:table-cell table:style-name="ce2" table:formula="of:=[.A10]+1" office:value-type="float" office:value="10" calcext:value-type="float">
            <text:p>10</text:p>
          </table:table-cell>
          <table:table-cell office:value-type="string" calcext:value-type="string">
            <text:p>EZS</text:p>
          </table:table-cell>
          <table:table-cell table:number-columns-repeated="9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cat = " + str(threshold_cat) </text:p>
          </table:table-cell>
          <table:table-cell table:number-columns-repeated="1008"/>
        </table:table-row>
        <table:table-row table:style-name="ro1">
          <table:table-cell table:style-name="ce2" table:formula="of:=[.A11]+1" office:value-type="float" office:value="11" calcext:value-type="float">
            <text:p>11</text:p>
          </table:table-cell>
          <table:table-cell office:value-type="string" calcext:value-type="string">
            <text:p>EZS</text:p>
          </table:table-cell>
          <table:table-cell table:number-columns-repeated="9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Z = " + str(threshold_Z)</text:p>
          </table:table-cell>
          <table:table-cell table:number-columns-repeated="1008"/>
        </table:table-row>
        <table:table-row table:style-name="ro1">
          <table:table-cell table:style-name="ce2" table:formula="of:=[.A12]+1" office:value-type="float" office:value="12" calcext:value-type="float">
            <text:p>12</text:p>
          </table:table-cell>
          <table:table-cell office:value-type="string" calcext:value-type="string">
            <text:p>EZS</text:p>
          </table:table-cell>
          <table:table-cell table:number-columns-repeated="9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est_size = " + str(test_size)</text:p>
          </table:table-cell>
          <table:table-cell table:number-columns-repeated="1008"/>
        </table:table-row>
        <table:table-row table:style-name="ro1">
          <table:table-cell table:style-name="ce2" table:formula="of:=[.A13]+1" office:value-type="float" office:value="13" calcext:value-type="float">
            <text:p>13</text:p>
          </table:table-cell>
          <table:table-cell office:value-type="string" calcext:value-type="string">
            <text:p>EZS</text:p>
          </table:table-cell>
          <table:table-cell table:number-columns-repeated="9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entropy = " + str(threshold_entropy)</text:p>
          </table:table-cell>
          <table:table-cell table:number-columns-repeated="1008"/>
        </table:table-row>
        <table:table-row table:style-name="ro1">
          <table:table-cell table:style-name="ce2" table:formula="of:=[.A14]+1" office:value-type="float" office:value="14" calcext:value-type="float">
            <text:p>14</text:p>
          </table:table-cell>
          <table:table-cell office:value-type="string" calcext:value-type="string">
            <text:p>EZS</text:p>
          </table:table-cell>
          <table:table-cell table:number-columns-repeated="9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undersampling = " + str(undersampling)</text:p>
          </table:table-cell>
          <table:table-cell table:number-columns-repeated="1008"/>
        </table:table-row>
        <table:table-row table:style-name="ro1">
          <table:table-cell table:style-name="ce2" table:formula="of:=[.A15]+1" office:value-type="float" office:value="15" calcext:value-type="float">
            <text:p>15</text:p>
          </table:table-cell>
          <table:table-cell office:value-type="string" calcext:value-type="string">
            <text:p>EZS</text:p>
          </table:table-cell>
          <table:table-cell table:number-columns-repeated="9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undersampler = '" + str(undersampler) + "'"</text:p>
          </table:table-cell>
          <table:table-cell table:number-columns-repeated="1008"/>
        </table:table-row>
        <table:table-row table:style-name="ro1">
          <table:table-cell table:style-name="ce2" table:formula="of:=[.A16]+1" office:value-type="float" office:value="16" calcext:value-type="float">
            <text:p>16</text:p>
          </table:table-cell>
          <table:table-cell office:value-type="string" calcext:value-type="string">
            <text:p>EZS</text:p>
          </table:table-cell>
          <table:table-cell table:number-columns-repeated="9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corr = " + str(threshold_corr)</text:p>
          </table:table-cell>
          <table:table-cell table:number-columns-repeated="1008"/>
        </table:table-row>
        <table:table-row table:style-name="ro1">
          <table:table-cell table:style-name="ce2" table:formula="of:=[.A17]+1" office:value-type="float" office:value="17" calcext:value-type="float">
            <text:p>17</text:p>
          </table:table-cell>
          <table:table-cell office:value-type="string" calcext:value-type="string">
            <text:p>EZS</text:p>
          </table:table-cell>
          <table:table-cell table:number-columns-repeated="9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1">"threshold_model = "</text:span> + str(threshold_model)</text:p>
          </table:table-cell>
          <table:table-cell table:number-columns-repeated="1008"/>
        </table:table-row>
        <table:table-row table:style-name="ro1">
          <table:table-cell table:style-name="ce2" table:formula="of:=[.A18]+1" office:value-type="float" office:value="18" calcext:value-type="float">
            <text:p>18</text:p>
          </table:table-cell>
          <table:table-cell office:value-type="string" calcext:value-type="string">
            <text:p>EZS</text:p>
          </table:table-cell>
          <table:table-cell table:number-columns-repeated="9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score = " + str(threshold_score)</text:p>
          </table:table-cell>
          <table:table-cell table:number-columns-repeated="1008"/>
        </table:table-row>
        <table:table-row table:style-name="ro1">
          <table:table-cell table:style-name="ce2" table:formula="of:=[.A19]+1" office:value-type="float" office:value="19" calcext:value-type="float">
            <text:p>19</text:p>
          </table:table-cell>
          <table:table-cell office:value-type="string" calcext:value-type="string">
            <text:p>EZS</text:p>
          </table:table-cell>
          <table:table-cell table:number-columns-repeated="9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feature = " + str(threshold_feature)</text:p>
          </table:table-cell>
          <table:table-cell table:number-columns-repeated="1008"/>
        </table:table-row>
        <table:table-row table:style-name="ro1">
          <table:table-cell table:style-name="ce2" table:formula="of:=[.A20]+1" office:value-type="float" office:value="20" calcext:value-type="float">
            <text:p>20</text:p>
          </table:table-cell>
          <table:table-cell office:value-type="string" calcext:value-type="string">
            <text:p>EZS</text:p>
          </table:table-cell>
          <table:table-cell table:number-columns-repeated="9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1">"CPU = "</text:span> + str(with_CPU)</text:p>
          </table:table-cell>
          <table:table-cell table:number-columns-repeated="1008"/>
        </table:table-row>
        <table:table-row table:style-name="ro1">
          <table:table-cell table:style-name="ce2" table:formula="of:=[.A21]+1" office:value-type="float" office:value="21" calcext:value-type="float">
            <text:p>21</text:p>
          </table:table-cell>
          <table:table-cell office:value-type="string" calcext:value-type="string">
            <text:p>EZS</text:p>
          </table:table-cell>
          <table:table-cell table:number-columns-repeated="9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level_1_model = '" + str(level_1_model) + "'"</text:p>
          </table:table-cell>
          <table:table-cell table:number-columns-repeated="1008"/>
        </table:table-row>
        <table:table-row table:style-name="ro1">
          <table:table-cell table:style-name="ce2" table:formula="of:=[.A22]+1" office:value-type="float" office:value="22" calcext:value-type="float">
            <text:p>22</text:p>
          </table:table-cell>
          <table:table-cell office:value-type="string" calcext:value-type="string">
            <text:p>EZS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Deployment</text:p>
          </table:table-cell>
          <table:table-cell office:value-type="string" calcext:value-type="string">
            <text:p>"FastAPI_port = " + str(deployment_FastAPI_port)</text:p>
          </table:table-cell>
          <table:table-cell table:number-columns-repeated="1008"/>
        </table:table-row>
        <table:table-row table:style-name="ro1">
          <table:table-cell table:style-name="ce2" table:formula="of:=[.A23]+1" office:value-type="float" office:value="23" calcext:value-type="float">
            <text:p>23</text:p>
          </table:table-cell>
          <table:table-cell office:value-type="string" calcext:value-type="string">
            <text:p>EZS</text:p>
          </table:table-cell>
          <table:table-cell table:number-columns-repeated="9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ocker_port = " + str(deployment_Docker_port)</text:p>
          </table:table-cell>
          <table:table-cell table:number-columns-repeated="1008"/>
        </table:table-row>
        <table:table-row table:style-name="ro1">
          <table:table-cell table:style-name="ce2" table:formula="of:=[.A24]+1" office:value-type="float" office:value="24" calcext:value-type="float">
            <text:p>24</text:p>
          </table:table-cell>
          <table:table-cell office:value-type="string" calcext:value-type="string">
            <text:p>EZS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Drop user's columns &amp; Duplicates:</text:p>
          </table:table-cell>
          <table:table-cell office:value-type="string" calcext:value-type="string">
            <text:p>"user_drop_cols = " + str(user_drop_cols)</text:p>
          </table:table-cell>
          <table:table-cell table:number-columns-repeated="1008"/>
        </table:table-row>
        <table:table-row table:style-name="ro1">
          <table:table-cell table:style-name="ce2" table:formula="of:=[.A25]+1" office:value-type="float" office:value="25" calcext:value-type="float">
            <text:p>25</text:p>
          </table:table-cell>
          <table:table-cell office:value-type="string" calcext:value-type="string">
            <text:p>PD</text:p>
          </table:table-cell>
          <table:table-cell table:number-columns-repeated="9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ataset before deletion</text:p>
          </table:table-cell>
          <table:table-cell office:value-type="string" calcext:value-type="string">
            <text:p>"display(df)"</text:p>
          </table:table-cell>
          <table:table-cell table:number-columns-repeated="1008"/>
        </table:table-row>
        <table:table-row table:style-name="ro1">
          <table:table-cell table:style-name="ce2" table:formula="of:=[.A26]+1" office:value-type="float" office:value="26" calcext:value-type="float">
            <text:p>26</text:p>
          </table:table-cell>
          <table:table-cell office:value-type="string" calcext:value-type="string">
            <text:p>PD</text:p>
          </table:table-cell>
          <table:table-cell table:number-columns-repeated="9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f = df.drop(user_drop_cols, axis=1)"</text:p>
          </table:table-cell>
          <table:table-cell table:number-columns-repeated="1008"/>
        </table:table-row>
        <table:table-row table:style-name="ro1">
          <table:table-cell table:style-name="ce2" table:formula="of:=[.A27]+1" office:value-type="float" office:value="27" calcext:value-type="float">
            <text:p>27</text:p>
          </table:table-cell>
          <table:table-cell office:value-type="string" calcext:value-type="string">
            <text:p>PD</text:p>
          </table:table-cell>
          <table:table-cell table:number-columns-repeated="9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uplicate rows:</text:p>
          </table:table-cell>
          <table:table-cell office:value-type="string" calcext:value-type="string">
            <text:p>"df = duplicates(df)"</text:p>
          </table:table-cell>
          <table:table-cell table:number-columns-repeated="1008"/>
        </table:table-row>
        <table:table-row table:style-name="ro1">
          <table:table-cell table:style-name="ce2" table:formula="of:=[.A28]+1" office:value-type="float" office:value="28" calcext:value-type="float">
            <text:p>28</text:p>
          </table:table-cell>
          <table:table-cell office:value-type="string" calcext:value-type="string">
            <text:p>PD</text:p>
          </table:table-cell>
          <table:table-cell table:number-columns-repeated="9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ataset after deletion of user’s columns and duplicates</text:p>
          </table:table-cell>
          <table:table-cell office:value-type="string" calcext:value-type="string">
            <text:p>"display(df)"</text:p>
          </table:table-cell>
          <table:table-cell table:number-columns-repeated="1008"/>
        </table:table-row>
        <table:table-row table:style-name="ro1">
          <table:table-cell table:style-name="ce2" table:formula="of:=[.A29]+1" office:value-type="float" office:value="29" calcext:value-type="float">
            <text:p>29</text:p>
          </table:table-cell>
          <table:table-cell office:value-type="string" calcext:value-type="string">
            <text:p>PIP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Dataset copy</text:p>
          </table:table-cell>
          <table:table-cell table:style-name="ce13" office:value-type="string" calcext:value-type="string">
            <text:p>"df_copy = df.copy()"</text:p>
          </table:table-cell>
          <table:table-cell table:number-columns-repeated="1008"/>
        </table:table-row>
        <table:table-row table:style-name="ro1">
          <table:table-cell table:style-name="ce2" table:formula="of:=[.A30]+1" office:value-type="float" office:value="30" calcext:value-type="float">
            <text:p>30</text:p>
          </table:table-cell>
          <table:table-cell office:value-type="string" calcext:value-type="string">
            <text:p>PD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Dataset Information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31]+1" office:value-type="float" office:value="31" calcext:value-type="float">
            <text:p>31</text:p>
          </table:table-cell>
          <table:table-cell office:value-type="string" calcext:value-type="string">
            <text:p>EZS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Dataframe structure</text:p>
          </table:table-cell>
          <table:table-cell office:value-type="string" calcext:value-type="string">
            <text:p>"plot_dataframe_structure(df)"</text:p>
          </table:table-cell>
          <table:table-cell table:number-columns-repeated="1008"/>
        </table:table-row>
        <table:table-row table:style-name="ro1">
          <table:table-cell table:style-name="ce2" table:formula="of:=[.A32]+1" office:value-type="float" office:value="32" calcext:value-type="float">
            <text:p>32</text:p>
          </table:table-cell>
          <table:table-cell office:value-type="string" calcext:value-type="string">
            <text:p>PD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Dataframe statistics</text:p>
          </table:table-cell>
          <table:table-cell office:value-type="string" calcext:value-type="string">
            <text:p>"display(df.describe().T)"</text:p>
          </table:table-cell>
          <table:table-cell table:number-columns-repeated="1008"/>
        </table:table-row>
        <table:table-row table:style-name="ro1">
          <table:table-cell table:style-name="ce2" table:formula="of:=[.A33]+1" office:value-type="float" office:value="33" calcext:value-type="float">
            <text:p>33</text:p>
          </table:table-cell>
          <table:table-cell office:value-type="string" calcext:value-type="string">
            <text:p>EZS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Which columns could be categorical ?</text:p>
          </table:table-cell>
          <table:table-cell office:value-type="string" calcext:value-type="string">
            <text:p>"plot_categorical(df)"</text:p>
          </table:table-cell>
          <table:table-cell table:number-columns-repeated="1008"/>
        </table:table-row>
        <table:table-row table:style-name="ro1">
          <table:table-cell table:style-name="ce2" table:formula="of:=[.A34]+1" office:value-type="float" office:value="34" calcext:value-type="float">
            <text:p>34</text:p>
          </table:table-cell>
          <table:table-cell office:value-type="string" calcext:value-type="string">
            <text:p>EZS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Dataset Cleaning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35]+1" office:value-type="float" office:value="35" calcext:value-type="float">
            <text:p>35</text:p>
          </table:table-cell>
          <table:table-cell office:value-type="string" calcext:value-type="string">
            <text:p>PD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Drop NaN:</text:p>
          </table:table-cell>
          <table:table-cell office:value-type="string" calcext:value-type="string">
            <text:p>"df, drop_cols = drop_na(df, threshold_NaN)"</text:p>
          </table:table-cell>
          <table:table-cell table:number-columns-repeated="1008"/>
        </table:table-row>
        <table:table-row table:style-name="ro1">
          <table:table-cell table:style-name="ce2" table:formula="of:=[.A36]+1" office:value-type="float" office:value="36" calcext:value-type="float">
            <text:p>36</text:p>
          </table:table-cell>
          <table:table-cell office:value-type="string" calcext:value-type="string">
            <text:p>NP</text:p>
          </table:table-cell>
          <table:table-cell table:number-columns-repeated="9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et of dropped columns: NaN</text:p>
          </table:table-cell>
          <table:table-cell office:value-type="string" calcext:value-type="string">
            <text:p>"dropped_cols = np.unique(np.concatenate((drop_cols, user_drop_cols)))"</text:p>
          </table:table-cell>
          <table:table-cell table:number-columns-repeated="1008"/>
        </table:table-row>
        <table:table-row table:style-name="ro1">
          <table:table-cell table:style-name="ce2" table:formula="of:=[.A37]+1" office:value-type="float" office:value="37" calcext:value-type="float">
            <text:p>37</text:p>
          </table:table-cell>
          <table:table-cell office:value-type="string" calcext:value-type="string">
            <text:p>EZS</text:p>
          </table:table-cell>
          <table:table-cell table:number-columns-repeated="9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isplay(dropped_cols)"</text:p>
          </table:table-cell>
          <table:table-cell table:number-columns-repeated="1008"/>
        </table:table-row>
        <table:table-row table:style-name="ro1">
          <table:table-cell table:style-name="ce2" table:formula="of:=[.A38]+1" office:value-type="float" office:value="38" calcext:value-type="float">
            <text:p>38</text:p>
          </table:table-cell>
          <table:table-cell office:value-type="string" calcext:value-type="string">
            <text:p>EZS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Encoding data:</text:p>
          </table:table-cell>
          <table:table-cell office:value-type="string" calcext:value-type="string">
            <text:p>"df, encoded_cols = encoding(df, threshold_cat, target_col)"</text:p>
          </table:table-cell>
          <table:table-cell table:number-columns-repeated="1008"/>
        </table:table-row>
        <table:table-row table:style-name="ro1">
          <table:table-cell table:style-name="ce2" table:formula="of:=[.A39]+1" office:value-type="float" office:value="39" calcext:value-type="float">
            <text:p>39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Imputing NaN using IterativeImputer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40]+1" office:value-type="float" office:value="40" calcext:value-type="float">
            <text:p>40</text:p>
          </table:table-cell>
          <table:table-cell office:value-type="string" calcext:value-type="string">
            <text:p>YB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visualizer = MissingValuesBar(features=df.select_dtypes(include=np.number).columns.tolist())\nvisualizer.fit(df.select_dtypes(include=np.number))\nvisualizer.show();"</text:p>
          </table:table-cell>
          <table:table-cell table:number-columns-repeated="1008"/>
        </table:table-row>
        <table:table-row table:style-name="ro1">
          <table:table-cell table:style-name="ce2" table:formula="of:=[.A41]+1" office:value-type="float" office:value="41" calcext:value-type="float">
            <text:p>41</text:p>
          </table:table-cell>
          <table:table-cell office:value-type="string" calcext:value-type="string">
            <text:p>EZS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13" office:value-type="string" calcext:value-type="string">
            <text:p>Imputation</text:p>
          </table:table-cell>
          <table:table-cell table:style-name="ce13" office:value-type="string" calcext:value-type="string">
            <text:p>"df = imputation(df)"</text:p>
          </table:table-cell>
          <table:table-cell table:number-columns-repeated="1008"/>
        </table:table-row>
        <table:table-row table:style-name="ro1">
          <table:table-cell table:style-name="ce2" table:formula="of:=[.A42]+1" office:value-type="float" office:value="42" calcext:value-type="float">
            <text:p>42</text:p>
          </table:table-cell>
          <table:table-cell office:value-type="string" calcext:value-type="string">
            <text:p>EZS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Data compression:</text:p>
          </table:table-cell>
          <table:table-cell office:value-type="string" calcext:value-type="string">
            <text:p>"df = downcast_dtypes(df)"</text:p>
          </table:table-cell>
          <table:table-cell table:number-columns-repeated="1008"/>
        </table:table-row>
        <table:table-row table:style-name="ro1">
          <table:table-cell table:style-name="ce2" table:formula="of:=[.A43]+1" office:value-type="float" office:value="43" calcext:value-type="float">
            <text:p>43</text:p>
          </table:table-cell>
          <table:table-cell office:value-type="string" calcext:value-type="string">
            <text:p>EZS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Dataframe structure after compression</text:p>
          </table:table-cell>
          <table:table-cell office:value-type="string" calcext:value-type="string">
            <text:p>"plot_dataframe_structure(df)"</text:p>
          </table:table-cell>
          <table:table-cell table:number-columns-repeated="1008"/>
        </table:table-row>
        <table:table-row table:style-name="ro1">
          <table:table-cell table:style-name="ce2" table:formula="of:=[.A44]+1" office:value-type="float" office:value="44" calcext:value-type="float">
            <text:p>44</text:p>
          </table:table-cell>
          <table:table-cell office:value-type="string" calcext:value-type="string">
            <text:p>PD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Outliers:</text:p>
          </table:table-cell>
          <table:table-cell office:value-type="string" calcext:value-type="string">
            <text:p>"df = outliers(df, threshold_Z)"</text:p>
          </table:table-cell>
          <table:table-cell table:number-columns-repeated="1008"/>
        </table:table-row>
        <table:table-row table:style-name="ro1">
          <table:table-cell table:style-name="ce2" table:formula="of:=[.A45]+1" office:value-type="float" office:value="45" calcext:value-type="float">
            <text:p>45</text:p>
          </table:table-cell>
          <table:table-cell office:value-type="string" calcext:value-type="string">
            <text:p>YB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Plottings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46]+1" office:value-type="float" office:value="46" calcext:value-type="float">
            <text:p>46</text:p>
          </table:table-cell>
          <table:table-cell office:value-type="string" calcext:value-type="string">
            <text:p>SNS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Plottings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47]+1" office:value-type="float" office:value="47" calcext:value-type="float">
            <text:p>47</text:p>
          </table:table-cell>
          <table:table-cell office:value-type="string" calcext:value-type="string">
            <text:p>YB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Ranking 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48]+1" office:value-type="float" office:value="48" calcext:value-type="float">
            <text:p>48</text:p>
          </table:table-cell>
          <table:table-cell office:value-type="string" calcext:value-type="string">
            <text:p>YB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Ranking 1D </text:p>
          </table:table-cell>
          <table:table-cell office:value-type="string" calcext:value-type="string">
            <text:p>"rank1d(df);"</text:p>
          </table:table-cell>
          <table:table-cell table:number-columns-repeated="1008"/>
        </table:table-row>
        <table:table-row table:style-name="ro1">
          <table:table-cell table:style-name="ce2" table:formula="of:=[.A49]+1" office:value-type="float" office:value="49" calcext:value-type="float">
            <text:p>49</text:p>
          </table:table-cell>
          <table:table-cell office:value-type="string" calcext:value-type="string">
            <text:p>YB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Ranking 2D 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50]+1" office:value-type="float" office:value="50" calcext:value-type="float">
            <text:p>50</text:p>
          </table:table-cell>
          <table:table-cell office:value-type="string" calcext:value-type="string">
            <text:p>YB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Ranking 2D according to Pearson</text:p>
          </table:table-cell>
          <table:table-cell table:style-name="ce13" office:value-type="string" calcext:value-type="string">
            <text:p>"rank2d(df, algorithm='pearson');"</text:p>
          </table:table-cell>
          <table:table-cell table:number-columns-repeated="1008"/>
        </table:table-row>
        <table:table-row table:style-name="ro1">
          <table:table-cell table:style-name="ce2" table:formula="of:=[.A51]+1" office:value-type="float" office:value="51" calcext:value-type="float">
            <text:p>51</text:p>
          </table:table-cell>
          <table:table-cell office:value-type="string" calcext:value-type="string">
            <text:p>YB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Ranking 2D based on covariance</text:p>
          </table:table-cell>
          <table:table-cell table:style-name="ce13" office:value-type="string" calcext:value-type="string">
            <text:p>"rank2d(df, algorithm='covariance');"</text:p>
          </table:table-cell>
          <table:table-cell table:number-columns-repeated="1008"/>
        </table:table-row>
        <table:table-row table:style-name="ro1">
          <table:table-cell table:style-name="ce2" table:formula="of:=[.A52]+1" office:value-type="float" office:value="52" calcext:value-type="float">
            <text:p>52</text:p>
          </table:table-cell>
          <table:table-cell office:value-type="string" calcext:value-type="string">
            <text:p>YB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Ranking 2D according to Spearman</text:p>
          </table:table-cell>
          <table:table-cell table:style-name="ce13" office:value-type="string" calcext:value-type="string">
            <text:p>"rank2d(df, algorithm='spearman');"</text:p>
          </table:table-cell>
          <table:table-cell table:number-columns-repeated="1008"/>
        </table:table-row>
        <table:table-row table:style-name="ro1">
          <table:table-cell table:style-name="ce2" table:formula="of:=[.A53]+1" office:value-type="float" office:value="53" calcext:value-type="float">
            <text:p>53</text:p>
          </table:table-cell>
          <table:table-cell office:value-type="string" calcext:value-type="string">
            <text:p>YB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Ranking 2D according to Kendalltau</text:p>
          </table:table-cell>
          <table:table-cell table:style-name="ce13" office:value-type="string" calcext:value-type="string">
            <text:p>"rank2d(df, algorithm='kendalltau');"</text:p>
          </table:table-cell>
          <table:table-cell table:number-columns-repeated="1008"/>
        </table:table-row>
        <table:table-row table:style-name="ro1">
          <table:table-cell table:style-name="ce2" table:formula="of:=[.A54]+1" office:value-type="float" office:value="54" calcext:value-type="float">
            <text:p>54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Correlation according to Pearson</text:p>
          </table:table-cell>
          <table:table-cell table:style-name="ce13" office:value-type="string" calcext:value-type="string">
            <text:p>"corr = df.corr() \ncorr.style.background_gradient(cmap='coolwarm')"</text:p>
          </table:table-cell>
          <table:table-cell table:number-columns-repeated="1008"/>
        </table:table-row>
        <table:table-row table:style-name="ro1">
          <table:table-cell table:style-name="ce2" table:formula="of:=[.A55]+1" office:value-type="float" office:value="55" calcext:value-type="float">
            <text:p>55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correlated_features = correlated_columns(df, threshold_corr, target_col) \ndropped_cols = np.unique(np.concatenate((drop_cols, correlated_features)))"</text:p>
          </table:table-cell>
          <table:table-cell table:number-columns-repeated="1008"/>
        </table:table-row>
        <table:table-row table:style-name="ro1">
          <table:table-cell table:style-name="ce2" table:formula="of:=[.A56]+1" office:value-type="float" office:value="56" calcext:value-type="float">
            <text:p>56</text:p>
          </table:table-cell>
          <table:table-cell office:value-type="string" calcext:value-type="string">
            <text:p>EZS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Check columns that should be dropped</text:p>
          </table:table-cell>
          <table:table-cell office:value-type="string" calcext:value-type="string">
            <text:p>"print(dropped_cols)"</text:p>
          </table:table-cell>
          <table:table-cell table:number-columns-repeated="1008"/>
        </table:table-row>
        <table:table-row table:style-name="ro1">
          <table:table-cell table:style-name="ce2" table:formula="of:=[.A57]+1" office:value-type="float" office:value="57" calcext:value-type="float">
            <text:p>57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Correlation according to Spearman (hierarchical clustering)</text:p>
          </table:table-cell>
          <table:table-cell table:style-name="ce13" office:value-type="string" calcext:value-type="string">
            <text:p><text:span text:style-name="T1">"hierarchical_clustering(df.drop(target_col, axis=1)</text:span>)"</text:p>
          </table:table-cell>
          <table:table-cell table:number-columns-repeated="1008"/>
        </table:table-row>
        <table:table-row table:style-name="ro1">
          <table:table-cell table:style-name="ce2" table:formula="of:=[.A58]+1" office:value-type="float" office:value="58" calcext:value-type="float">
            <text:p>58</text:p>
          </table:table-cell>
          <table:table-cell office:value-type="string" calcext:value-type="string">
            <text:p>PD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13" office:value-type="string" calcext:value-type="string">
            <text:p>Splitting dataframe in features and targets</text:p>
          </table:table-cell>
          <table:table-cell office:value-type="string" calcext:value-type="string">
            <text:p>"y = df[target_col]"</text:p>
          </table:table-cell>
          <table:table-cell table:number-columns-repeated="1008"/>
        </table:table-row>
        <table:table-row table:style-name="ro1">
          <table:table-cell table:style-name="ce2" table:formula="of:=[.A59]+1" office:value-type="float" office:value="59" calcext:value-type="float">
            <text:p>59</text:p>
          </table:table-cell>
          <table:table-cell office:value-type="string" calcext:value-type="string">
            <text:p>PD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X = df.drop(target_col, axis=1)"</text:p>
          </table:table-cell>
          <table:table-cell table:number-columns-repeated="1008"/>
        </table:table-row>
        <table:table-row table:style-name="ro1">
          <table:table-cell table:style-name="ce2" table:formula="of:=[.A60]+1" office:value-type="float" office:value="60" calcext:value-type="float">
            <text:p>60</text:p>
          </table:table-cell>
          <table:table-cell office:value-type="string" calcext:value-type="string">
            <text:p>YB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Correlation with Yellow Bricks</text:p>
          </table:table-cell>
          <table:table-cell office:value-type="string" calcext:value-type="string">
            <text:p>"feature_correlation(X, y);"</text:p>
          </table:table-cell>
          <table:table-cell table:number-columns-repeated="1008"/>
        </table:table-row>
        <table:table-row table:style-name="ro1">
          <table:table-cell table:style-name="ce2" table:formula="of:=[.A61]+1" office:value-type="float" office:value="61" calcext:value-type="float">
            <text:p>6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feature_correlation(X, y, method='mutual_info-classification');"</text:p>
          </table:table-cell>
          <table:table-cell table:number-columns-repeated="1008"/>
        </table:table-row>
        <table:table-row table:style-name="ro1">
          <table:table-cell table:style-name="ce2" table:formula="of:=[.A62]+1" office:value-type="float" office:value="62" calcext:value-type="float">
            <text:p>6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feature_correlation(X, y, method='mutual_info-regression');"</text:p>
          </table:table-cell>
          <table:table-cell table:number-columns-repeated="1008"/>
        </table:table-row>
        <table:table-row table:style-name="ro1">
          <table:table-cell table:style-name="ce2" table:formula="of:=[.A63]+1" office:value-type="float" office:value="63" calcext:value-type="float">
            <text:p>63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classification</text:p>
          </table:table-cell>
          <table:table-cell table:number-columns-repeated="8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Correlation with Seaborn</text:p>
          </table:table-cell>
          <table:table-cell office:value-type="string" calcext:value-type="string">
            <text:p>"plot_sns_corr_class(df, target_col)"</text:p>
          </table:table-cell>
          <table:table-cell table:number-columns-repeated="1008"/>
        </table:table-row>
        <table:table-row table:style-name="ro1">
          <table:table-cell table:style-name="ce2" table:formula="of:=[.A64]+1" office:value-type="float" office:value="64" calcext:value-type="float">
            <text:p>64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regression</text:p>
          </table:table-cell>
          <table:table-cell table:number-columns-repeated="8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Correlation with Seaborn</text:p>
          </table:table-cell>
          <table:table-cell office:value-type="string" calcext:value-type="string">
            <text:p>"plot_sns_corr_regre(df, target_col)"</text:p>
          </table:table-cell>
          <table:table-cell table:number-columns-repeated="1008"/>
        </table:table-row>
        <table:table-row table:style-name="ro1">
          <table:table-cell table:style-name="ce2" table:formula="of:=[.A65]+1" office:value-type="float" office:value="65" calcext:value-type="float">
            <text:p>65</text:p>
          </table:table-cell>
          <table:table-cell office:value-type="string" calcext:value-type="string">
            <text:p>SNS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Heatmap with Seaborn</text:p>
          </table:table-cell>
          <table:table-cell office:value-type="string" calcext:value-type="string">
            <text:p>"plt.figure()\nsns.heatmap(df.corr())\nplt.show()"</text:p>
          </table:table-cell>
          <table:table-cell table:number-columns-repeated="1008"/>
        </table:table-row>
        <table:table-row table:style-name="ro1">
          <table:table-cell table:style-name="ce2" table:formula="of:=[.A66]+1" office:value-type="float" office:value="66" calcext:value-type="float">
            <text:p>66</text:p>
          </table:table-cell>
          <table:table-cell table:style-name="ce20" office:value-type="string" calcext:value-type="string">
            <text:p>YDP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EDA with Ydata profiling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67]+1" office:value-type="float" office:value="67" calcext:value-type="float">
            <text:p>67</text:p>
          </table:table-cell>
          <table:table-cell table:style-name="ce20" office:value-type="string" calcext:value-type="string">
            <text:p>YDP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office:value-type="string" calcext:value-type="string">
            <text:p>"profile = ProfileReport(df, explorative=True)"</text:p>
          </table:table-cell>
          <table:table-cell table:number-columns-repeated="1008"/>
        </table:table-row>
        <table:table-row table:style-name="ro1">
          <table:table-cell table:style-name="ce2" table:formula="of:=[.A68]+1" office:value-type="float" office:value="68" calcext:value-type="float">
            <text:p>68</text:p>
          </table:table-cell>
          <table:table-cell table:style-name="ce20" office:value-type="string" calcext:value-type="string">
            <text:p>YDP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23" office:value-type="string" calcext:value-type="string">
            <text:p>large</text:p>
          </table:table-cell>
          <table:table-cell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office:value-type="string" calcext:value-type="string">
            <text:p>"profile = ProfileReport(df, explorative=True, minimal=True)"</text:p>
          </table:table-cell>
          <table:table-cell table:number-columns-repeated="1008"/>
        </table:table-row>
        <table:table-row table:style-name="ro1">
          <table:table-cell table:style-name="ce2" table:formula="of:=[.A69]+1" office:value-type="float" office:value="69" calcext:value-type="float">
            <text:p>69</text:p>
          </table:table-cell>
          <table:table-cell table:style-name="ce20" office:value-type="string" calcext:value-type="string">
            <text:p>YDP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office:value-type="string" calcext:value-type="string">
            <text:p>"profile.to_widgets()"</text:p>
          </table:table-cell>
          <table:table-cell table:number-columns-repeated="1008"/>
        </table:table-row>
        <table:table-row table:style-name="ro1">
          <table:table-cell table:style-name="ce2" table:formula="of:=[.A70]+1" office:value-type="float" office:value="70" calcext:value-type="float">
            <text:p>70</text:p>
          </table:table-cell>
          <table:table-cell table:style-name="ce20" office:value-type="string" calcext:value-type="string">
            <text:p>FEDA</text:p>
          </table:table-cell>
          <table:table-cell table:number-columns-repeated="6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EDA with Fast EDA</text:p>
          </table:table-cell>
          <table:table-cell office:value-type="string" calcext:value-type="string">
            <text:p>"fast_eda(df)"</text:p>
          </table:table-cell>
          <table:table-cell table:number-columns-repeated="1008"/>
        </table:table-row>
        <table:table-row table:style-name="ro1">
          <table:table-cell table:style-name="ce2" table:formula="of:=[.A71]+1" office:value-type="float" office:value="71" calcext:value-type="float">
            <text:p>71</text:p>
          </table:table-cell>
          <table:table-cell office:value-type="string" calcext:value-type="string">
            <text:p>YB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Feature importance (a priori)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72]+1" office:value-type="float" office:value="72" calcext:value-type="float">
            <text:p>7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According to decision tree</text:p>
          </table:table-cell>
          <table:table-cell office:value-type="string" calcext:value-type="string">
            <text:p>"feature_importances(DecisionTreeClassifier(), X, y);"</text:p>
          </table:table-cell>
          <table:table-cell table:number-columns-repeated="1008"/>
        </table:table-row>
        <table:table-row table:style-name="ro1">
          <table:table-cell table:style-name="ce2" table:formula="of:=[.A73]+1" office:value-type="float" office:value="73" calcext:value-type="float">
            <text:p>7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13" office:value-type="string" calcext:value-type="string">
            <text:p>According to decision tree</text:p>
          </table:table-cell>
          <table:table-cell office:value-type="string" calcext:value-type="string">
            <text:p>"feature_importances(DecisionTreeRegressor(), X, y);"</text:p>
          </table:table-cell>
          <table:table-cell table:number-columns-repeated="1008"/>
        </table:table-row>
        <table:table-row table:style-name="ro1">
          <table:table-cell table:style-name="ce2" table:formula="of:=[.A74]+1" office:value-type="float" office:value="74" calcext:value-type="float">
            <text:p>7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According to logistic regression</text:p>
          </table:table-cell>
          <table:table-cell office:value-type="string" calcext:value-type="string">
            <text:p>"feature_importances(LogisticRegression(penalty='elasticnet', solver='saga', l1_ratio=0.5), X, y);"</text:p>
          </table:table-cell>
          <table:table-cell table:number-columns-repeated="1008"/>
        </table:table-row>
        <table:table-row table:style-name="ro1">
          <table:table-cell table:style-name="ce2" table:formula="of:=[.A75]+1" office:value-type="float" office:value="75" calcext:value-type="float">
            <text:p>7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13" office:value-type="string" calcext:value-type="string">
            <text:p>According to elasticnet regression</text:p>
          </table:table-cell>
          <table:table-cell office:value-type="string" calcext:value-type="string">
            <text:p>"feature_importances(ElasticNet(alpha=0.01, l1_ratio=0.5), X, y);"</text:p>
          </table:table-cell>
          <table:table-cell table:number-columns-repeated="1008"/>
        </table:table-row>
        <table:table-row table:style-name="ro1">
          <table:table-cell table:style-name="ce2" table:formula="of:=[.A76]+1" office:value-type="float" office:value="76" calcext:value-type="float">
            <text:p>7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23" office:value-type="string" calcext:value-type="string">
            <text:p>large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According to decision tree</text:p>
          </table:table-cell>
          <table:table-cell office:value-type="string" calcext:value-type="string">
            <text:p><text:span text:style-name="T1">"feature_importances(RandomForestClassifier(criterion='gini', n_estimators=50)</text:span>, X, y);"</text:p>
          </table:table-cell>
          <table:table-cell table:number-columns-repeated="1008"/>
        </table:table-row>
        <table:table-row table:style-name="ro1">
          <table:table-cell table:style-name="ce2" table:formula="of:=[.A77]+1" office:value-type="float" office:value="77" calcext:value-type="float">
            <text:p>7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23" office:value-type="string" calcext:value-type="string">
            <text:p>large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13" office:value-type="string" calcext:value-type="string">
            <text:p>According to decision tree</text:p>
          </table:table-cell>
          <table:table-cell office:value-type="string" calcext:value-type="string">
            <text:p>"feature_importances(RandomForestRegressor(criterion='squared_error', n_estimators=50), X, y);"</text:p>
          </table:table-cell>
          <table:table-cell table:number-columns-repeated="1008"/>
        </table:table-row>
        <table:table-row table:style-name="ro1">
          <table:table-cell table:style-name="ce2" table:formula="of:=[.A78]+1" office:value-type="float" office:value="78" calcext:value-type="float">
            <text:p>7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23" office:value-type="string" calcext:value-type="string">
            <text:p>large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According to logistic regression</text:p>
          </table:table-cell>
          <table:table-cell office:value-type="string" calcext:value-type="string">
            <text:p>"feature_importances(LogisticRegression(penalty='elasticnet', solver='saga', l1_ratio=0.5), X, y);"</text:p>
          </table:table-cell>
          <table:table-cell table:number-columns-repeated="1008"/>
        </table:table-row>
        <table:table-row table:style-name="ro1">
          <table:table-cell table:style-name="ce2" table:formula="of:=[.A79]+1" office:value-type="float" office:value="79" calcext:value-type="float">
            <text:p>7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23" office:value-type="string" calcext:value-type="string">
            <text:p>large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13" office:value-type="string" calcext:value-type="string">
            <text:p>According to elasticnet regression</text:p>
          </table:table-cell>
          <table:table-cell office:value-type="string" calcext:value-type="string">
            <text:p>"feature_importances(ElasticNet(alpha=0.01, l1_ratio=0.5), X, y);"</text:p>
          </table:table-cell>
          <table:table-cell table:number-columns-repeated="1008"/>
        </table:table-row>
        <table:table-row table:style-name="ro1">
          <table:table-cell table:style-name="ce2" table:formula="of:=[.A80]+1" office:value-type="float" office:value="80" calcext:value-type="float">
            <text:p>8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"pca_decomposition(X, y.astype(int), projection=3);"</text:p>
          </table:table-cell>
          <table:table-cell table:number-columns-repeated="1008"/>
        </table:table-row>
        <table:table-row table:style-name="ro1">
          <table:table-cell table:style-name="ce2" table:formula="of:=[.A81]+1" office:value-type="float" office:value="81" calcext:value-type="float">
            <text:p>8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Class balancing</text:p>
          </table:table-cell>
          <table:table-cell office:value-type="string" calcext:value-type="string">
            <text:p>"class_balance(y)\nprint('Entropy = ', shannon_entropy(y))"</text:p>
          </table:table-cell>
          <table:table-cell table:number-columns-repeated="1008"/>
        </table:table-row>
        <table:table-row table:style-name="ro1">
          <table:table-cell table:style-name="ce2" table:formula="of:=[.A82]+1" office:value-type="float" office:value="82" calcext:value-type="float">
            <text:p>8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Class balancing</text:p>
          </table:table-cell>
          <table:table-cell office:value-type="string" calcext:value-type="string">
            <text:p><text:span text:style-name="T1">"print('Entropy = ', shannon_entropy(df[target_col]</text:span>))"</text:p>
          </table:table-cell>
          <table:table-cell table:number-columns-repeated="1008"/>
        </table:table-row>
        <table:table-row table:style-name="ro1">
          <table:table-cell table:style-name="ce2" table:formula="of:=[.A83]+1" office:value-type="float" office:value="83" calcext:value-type="float">
            <text:p>83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Splittings 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84]+1" office:value-type="float" office:value="84" calcext:value-type="float">
            <text:p>84</text:p>
          </table:table-cell>
          <table:table-cell office:value-type="string" calcext:value-type="string">
            <text:p>PIP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df = df_copy"</text:p>
          </table:table-cell>
          <table:table-cell table:number-columns-repeated="1008"/>
        </table:table-row>
        <table:table-row table:style-name="ro1">
          <table:table-cell table:style-name="ce2" table:formula="of:=[.A85]+1" office:value-type="float" office:value="85" calcext:value-type="float">
            <text:p>85</text:p>
          </table:table-cell>
          <table:table-cell office:value-type="string" calcext:value-type="string">
            <text:p>PIP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table:style-name="ce13" office:value-type="string" calcext:value-type="string">
            <text:p>Splitting dataframe in features and targets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86]+1" office:value-type="float" office:value="86" calcext:value-type="float">
            <text:p>86</text:p>
          </table:table-cell>
          <table:table-cell office:value-type="string" calcext:value-type="string">
            <text:p>PIP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office:value-type="string" calcext:value-type="string">
            <text:p>"y = df[target_col]"</text:p>
          </table:table-cell>
          <table:table-cell table:number-columns-repeated="1008"/>
        </table:table-row>
        <table:table-row table:style-name="ro1">
          <table:table-cell table:style-name="ce2" table:formula="of:=[.A87]+1" office:value-type="float" office:value="87" calcext:value-type="float">
            <text:p>87</text:p>
          </table:table-cell>
          <table:table-cell office:value-type="string" calcext:value-type="string">
            <text:p>PIP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"X = df.drop(target_col, axis=1)"</text:p>
          </table:table-cell>
          <table:table-cell table:number-columns-repeated="1008"/>
        </table:table-row>
        <table:table-row table:style-name="ro1">
          <table:table-cell table:style-name="ce2" table:formula="of:=[.A88]+1" office:value-type="float" office:value="88" calcext:value-type="float">
            <text:p>88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Dimensions</text:p>
          </table:table-cell>
          <table:table-cell table:style-name="ce13" office:value-type="string" calcext:value-type="string">
            <text:p>"nb_features = len(X.columns.tolist())"</text:p>
          </table:table-cell>
          <table:table-cell table:number-columns-repeated="1008"/>
        </table:table-row>
        <table:table-row table:style-name="ro1">
          <table:table-cell table:style-name="ce2" table:formula="of:=[.A89]+1" office:value-type="float" office:value="89" calcext:value-type="float">
            <text:p>8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8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nb_targets = len(y.unique())"</text:p>
          </table:table-cell>
          <table:table-cell table:number-columns-repeated="1008"/>
        </table:table-row>
        <table:table-row table:style-name="ro1">
          <table:table-cell table:style-name="ce2" table:formula="of:=[.A90]+1" office:value-type="float" office:value="90" calcext:value-type="float">
            <text:p>9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8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<text:span text:style-name="T1">"nb_targets = </text:span>1"</text:p>
          </table:table-cell>
          <table:table-cell table:number-columns-repeated="1008"/>
        </table:table-row>
        <table:table-row table:style-name="ro1">
          <table:table-cell table:style-name="ce2" table:formula="of:=[.A91]+1" office:value-type="float" office:value="91" calcext:value-type="float">
            <text:p>91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<text:span text:style-name="T1">"layer_size = nb_features + nb_targets</text:span> + 2"</text:p>
          </table:table-cell>
          <table:table-cell table:number-columns-repeated="1008"/>
        </table:table-row>
        <table:table-row table:style-name="ro1">
          <table:table-cell table:style-name="ce2" table:formula="of:=[.A92]+1" office:value-type="float" office:value="92" calcext:value-type="float">
            <text:p>92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Splitting data in train and test sets </text:p>
          </table:table-cell>
          <table:table-cell table:style-name="ce13" office:value-type="string" calcext:value-type="string">
            <text:p><text:span text:style-name="T1">"X_train, X_test, y_train, y_test = split(X, y, test_size=test_size, threshold_entropy=threshold_entropy, undersampling= undersampling, undersampler= undersampler, random_state = random_state</text:span>)"</text:p>
          </table:table-cell>
          <table:table-cell table:number-columns-repeated="1008"/>
        </table:table-row>
        <table:table-row table:style-name="ro1">
          <table:table-cell table:style-name="ce2" table:formula="of:=[.A93]+1" office:value-type="float" office:value="93" calcext:value-type="float">
            <text:p>93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classific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Encoding</text:p>
          </table:table-cell>
          <table:table-cell table:style-name="Default" office:value-type="string" calcext:value-type="string">
            <text:p>"target_encoder = LabelEncoder() \ny_train = pd.Series(target_encoder.fit_transform(y_train)) \ny_test = pd.Series(target_encoder.transform(y_test))"</text:p>
          </table:table-cell>
          <table:table-cell table:number-columns-repeated="1008"/>
        </table:table-row>
        <table:table-row table:style-name="ro1">
          <table:table-cell table:style-name="ce2" table:formula="of:=[.A94]+1" office:value-type="float" office:value="94" calcext:value-type="float">
            <text:p>94</text:p>
          </table:table-cell>
          <table:table-cell office:value-type="string" calcext:value-type="string">
            <text:p>EZS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Modelling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95]+1" office:value-type="float" office:value="95" calcext:value-type="float">
            <text:p>95</text:p>
          </table:table-cell>
          <table:table-cell office:value-type="string" calcext:value-type="string">
            <text:p>EZS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Model building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96]+1" office:value-type="float" office:value="96" calcext:value-type="float">
            <text:p>96</text:p>
          </table:table-cell>
          <table:table-cell office:value-type="string" calcext:value-type="string">
            <text:p>PIP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Pipeline building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97]+1" office:value-type="float" office:value="97" calcext:value-type="float">
            <text:p>97</text:p>
          </table:table-cell>
          <table:table-cell office:value-type="string" calcext:value-type="string">
            <text:p>PIP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Select the categorical and numerical columns</text:p>
          </table:table-cell>
          <table:table-cell table:style-name="ce13" office:value-type="string" calcext:value-type="string">
            <text:p>"cat_selector = make_column_selector(dtype_include=object)"</text:p>
          </table:table-cell>
          <table:table-cell table:number-columns-repeated="1008"/>
        </table:table-row>
        <table:table-row table:style-name="ro1">
          <table:table-cell table:style-name="ce2" table:formula="of:=[.A98]+1" office:value-type="float" office:value="98" calcext:value-type="float">
            <text:p>98</text:p>
          </table:table-cell>
          <table:table-cell office:value-type="string" calcext:value-type="string">
            <text:p>PIP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num_selector = make_column_selector(dtype_include=np.number)"</text:p>
          </table:table-cell>
          <table:table-cell table:number-columns-repeated="1008"/>
        </table:table-row>
        <table:table-row table:style-name="ro1">
          <table:table-cell table:style-name="ce2" table:formula="of:=[.A99]+1" office:value-type="float" office:value="99" calcext:value-type="float">
            <text:p>99</text:p>
          </table:table-cell>
          <table:table-cell office:value-type="string" calcext:value-type="string">
            <text:p>PIP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For models based on tree</text:p>
          </table:table-cell>
          <table:table-cell table:style-name="ce13" office:value-type="string" calcext:value-type="string">
            <text:p><text:span text:style-name="T1">"cat_tree_processor = make_pipeline(SimpleImputer(strategy='most_frequent'), OrdinalEncoder(handle_unknown='use_encoded_value', unknown_value=-1))</text:span>"</text:p>
          </table:table-cell>
          <table:table-cell table:number-columns-repeated="1008"/>
        </table:table-row>
        <table:table-row table:style-name="ro1">
          <table:table-cell table:style-name="ce2" table:formula="of:=[.A100]+1" office:value-type="float" office:value="100" calcext:value-type="float">
            <text:p>100</text:p>
          </table:table-cell>
          <table:table-cell office:value-type="string" calcext:value-type="string">
            <text:p>PIP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<text:span text:style-name="T1">"num_tree_processor = make_pipeline(IterativeImputer(random_state=random_state</text:span>, add_indicator=True))"</text:p>
          </table:table-cell>
          <table:table-cell table:number-columns-repeated="1008"/>
        </table:table-row>
        <table:table-row table:style-name="ro1">
          <table:table-cell table:style-name="ce2" table:formula="of:=[.A101]+1" office:value-type="float" office:value="101" calcext:value-type="float">
            <text:p>101</text:p>
          </table:table-cell>
          <table:table-cell office:value-type="string" calcext:value-type="string">
            <text:p>PIP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tree_preprocessor = make_pipeline(make_column_transformer((num_tree_processor, num_selector), (cat_tree_processor, cat_selector)), Decorrelator(threshold_corr))"</text:p>
          </table:table-cell>
          <table:table-cell table:number-columns-repeated="1008"/>
        </table:table-row>
        <table:table-row table:style-name="ro1">
          <table:table-cell table:style-name="ce2" table:formula="of:=[.A102]+1" office:value-type="float" office:value="102" calcext:value-type="float">
            <text:p>102</text:p>
          </table:table-cell>
          <table:table-cell office:value-type="string" calcext:value-type="string">
            <text:p>PIP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For models not based on tree</text:p>
          </table:table-cell>
          <table:table-cell table:style-name="ce13" office:value-type="string" calcext:value-type="string">
            <text:p><text:span text:style-name="T1">"cat_ntree_processor = make_pipeline(SimpleImputer(strategy='most_frequent'), OneHotEncoder(handle_unknown='ignore', sparse=False))</text:span>"</text:p>
          </table:table-cell>
          <table:table-cell table:number-columns-repeated="1008"/>
        </table:table-row>
        <table:table-row table:style-name="ro1">
          <table:table-cell table:style-name="ce2" table:formula="of:=[.A103]+1" office:value-type="float" office:value="103" calcext:value-type="float">
            <text:p>103</text:p>
          </table:table-cell>
          <table:table-cell office:value-type="string" calcext:value-type="string">
            <text:p>PIP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<text:span text:style-name="T1">"num_ntree_processor = make_pipeline(IterativeImputer(random_state=random_state</text:span>, add_indicator=True), StandardScaler())"</text:p>
          </table:table-cell>
          <table:table-cell table:number-columns-repeated="1008"/>
        </table:table-row>
        <table:table-row table:style-name="ro1">
          <table:table-cell table:style-name="ce2" table:formula="of:=[.A104]+1" office:value-type="float" office:value="104" calcext:value-type="float">
            <text:p>104</text:p>
          </table:table-cell>
          <table:table-cell office:value-type="string" calcext:value-type="string">
            <text:p>PIP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ntree_preprocessor = make_pipeline(make_column_transformer((num_ntree_processor, num_selector), (cat_ntree_processor, cat_selector)), Decorrelator(threshold_corr))"</text:p>
          </table:table-cell>
          <table:table-cell table:number-columns-repeated="1008"/>
        </table:table-row>
        <table:table-row table:style-name="ro1">
          <table:table-cell table:style-name="ce2" table:formula="of:=[.A105]+1" office:value-type="float" office:value="105" calcext:value-type="float">
            <text:p>105</text:p>
          </table:table-cell>
          <table:table-cell office:value-type="string" calcext:value-type="string">
            <text:p>KER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Keras neural network definition</text:p>
          </table:table-cell>
          <table:table-cell table:style-name="ce13" office:value-type="string" calcext:value-type="string">
            <text:p>keras_nn(problem_type)</text:p>
          </table:table-cell>
          <table:table-cell table:number-columns-repeated="1008"/>
        </table:table-row>
        <table:table-row table:style-name="ro1">
          <table:table-cell table:style-name="ce2" table:formula="of:=[.A106]+1" office:value-type="float" office:value="106" calcext:value-type="float">
            <text:p>106</text:p>
          </table:table-cell>
          <table:table-cell office:value-type="string" calcext:value-type="string">
            <text:p>KER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Early Stopping</text:p>
          </table:table-cell>
          <table:table-cell table:style-name="ce13" office:value-type="string" calcext:value-type="string">
            <text:p>"es = EarlyStopping(monitor='val_loss', mode='auto', verbose=1, patience=20)"</text:p>
          </table:table-cell>
          <table:table-cell table:number-columns-repeated="1008"/>
        </table:table-row>
        <table:table-row table:style-name="ro1">
          <table:table-cell table:style-name="ce2" table:formula="of:=[.A107]+1" office:value-type="float" office:value="107" calcext:value-type="float">
            <text:p>107</text:p>
          </table:table-cell>
          <table:table-cell office:value-type="string" calcext:value-type="string">
            <text:p>KER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Reduce LR on plateau</text:p>
          </table:table-cell>
          <table:table-cell table:style-name="ce13" office:value-type="string" calcext:value-type="string">
            <text:p>"reduce_lr = ReduceLROnPlateau(monitor='val_loss', factor=0.2, verbose=1, patience=5, min_lr=0.001)"</text:p>
          </table:table-cell>
          <table:table-cell table:number-columns-repeated="1008"/>
        </table:table-row>
        <table:table-row table:style-name="ro1">
          <table:table-cell table:style-name="ce2" table:formula="of:=[.A108]+1" office:value-type="float" office:value="108" calcext:value-type="float">
            <text:p>108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<text:span text:style-name="T1">"K_C = K_MLPClassifier(hidden_layer_sizes=20, activation='selu', dropout=0.3, metrics=['accuracy'], batch_size=64, epochs=2000, callbacks=[es, reduce_lr], validation_split=0.1, verbose=1)</text:span>"</text:p>
          </table:table-cell>
          <table:table-cell table:number-columns-repeated="1008"/>
        </table:table-row>
        <table:table-row table:style-name="ro1">
          <table:table-cell table:style-name="ce2" table:formula="of:=[.A109]+1" office:value-type="float" office:value="109" calcext:value-type="float">
            <text:p>109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<text:span text:style-name="T1">"K_R = K_MLPRegressor(hidden_layer_sizes=50, activation='selu', batch_normalization=True, dropout=0.5, batch_size=64, epochs=2000, callbacks=[es, reduce_lr], validation_split=0.1, verbose=1)</text:span>"</text:p>
          </table:table-cell>
          <table:table-cell table:number-columns-repeated="1008"/>
        </table:table-row>
        <table:table-row table:style-name="ro1">
          <table:table-cell table:style-name="ce2" table:formula="of:=[.A110]+1" office:value-type="float" office:value="110" calcext:value-type="float">
            <text:p>110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0 models</text:p>
          </table:table-cell>
          <table:table-cell office:value-type="string" calcext:value-type="string">
            <text:p>pipe_level_0(pd_level_0)</text:p>
          </table:table-cell>
          <table:table-cell table:number-columns-repeated="1008"/>
        </table:table-row>
        <table:table-row table:style-name="ro1">
          <table:table-cell table:style-name="ce2" table:formula="of:=[.A111]+1" office:value-type="float" office:value="111" calcext:value-type="float">
            <text:p>11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regression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1">"level_1 = LinearRegression()</text:span>"</text:p>
          </table:table-cell>
          <table:table-cell table:number-columns-repeated="1008"/>
        </table:table-row>
        <table:table-row table:style-name="ro1">
          <table:table-cell table:style-name="ce2" table:formula="of:=[.A112]+1" office:value-type="float" office:value="112" calcext:value-type="float">
            <text:p>11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regression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1">"level_1 = LogisticRegression(random_state = random_state</text:span>)"</text:p>
          </table:table-cell>
          <table:table-cell table:number-columns-repeated="1008"/>
        </table:table-row>
        <table:table-row table:style-name="ro1">
          <table:table-cell table:style-name="ce2" table:formula="of:=[.A113]+1" office:value-type="float" office:value="113" calcext:value-type="float">
            <text:p>11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tre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1">"level_1 = DecisionTreeRegressor(random_state = random_state)</text:span>"</text:p>
          </table:table-cell>
          <table:table-cell table:number-columns-repeated="1008"/>
        </table:table-row>
        <table:table-row table:style-name="ro1">
          <table:table-cell table:style-name="ce2" table:formula="of:=[.A114]+1" office:value-type="float" office:value="114" calcext:value-type="float">
            <text:p>11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tre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1">"level_1 = DecisionTreeClassifier(random_state = random_state</text:span>)"</text:p>
          </table:table-cell>
          <table:table-cell table:number-columns-repeated="1008"/>
        </table:table-row>
        <table:table-row table:style-name="ro1">
          <table:table-cell table:style-name="ce2" table:formula="of:=[.A115]+1" office:value-type="float" office:value="115" calcext:value-type="float">
            <text:p>11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41" office:value-type="string" calcext:value-type="string">
            <text:p>Stacking for regression</text:p>
          </table:table-cell>
          <table:table-cell table:style-name="ce13" office:value-type="string" calcext:value-type="string">
            <text:p>"model = StackingRegressor(level_0, final_estimator=level_1, n_jobs=-1)"</text:p>
          </table:table-cell>
          <table:table-cell table:number-columns-repeated="1008"/>
        </table:table-row>
        <table:table-row table:style-name="ro1">
          <table:table-cell table:style-name="ce2" table:formula="of:=[.A116]+1" office:value-type="float" office:value="116" calcext:value-type="float">
            <text:p>11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41" office:value-type="string" calcext:value-type="string">
            <text:p>Stacking for regression</text:p>
          </table:table-cell>
          <table:table-cell table:style-name="ce13" office:value-type="string" calcext:value-type="string">
            <text:p>"model = StackingRegressor(level_0, final_estimator=level_1)"</text:p>
          </table:table-cell>
          <table:table-cell table:number-columns-repeated="1008"/>
        </table:table-row>
        <table:table-row table:style-name="ro1">
          <table:table-cell table:style-name="ce2" table:formula="of:=[.A117]+1" office:value-type="float" office:value="117" calcext:value-type="float">
            <text:p>11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41" office:value-type="string" calcext:value-type="string">
            <text:p>Stacking for classification</text:p>
          </table:table-cell>
          <table:table-cell table:style-name="ce13" office:value-type="string" calcext:value-type="string">
            <text:p>"model = StackingClassifier(level_0, final_estimator=level_1, n_jobs=-1)"</text:p>
          </table:table-cell>
          <table:table-cell table:number-columns-repeated="1008"/>
        </table:table-row>
        <table:table-row table:style-name="ro1">
          <table:table-cell table:style-name="ce2" table:formula="of:=[.A118]+1" office:value-type="float" office:value="118" calcext:value-type="float">
            <text:p>11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41" office:value-type="string" calcext:value-type="string">
            <text:p>Stacking for classification</text:p>
          </table:table-cell>
          <table:table-cell table:style-name="ce13" office:value-type="string" calcext:value-type="string">
            <text:p>"model = StackingClassifier(level_0, final_estimator=level_1)"</text:p>
          </table:table-cell>
          <table:table-cell table:number-columns-repeated="1008"/>
        </table:table-row>
        <table:table-row table:style-name="ro1">
          <table:table-cell table:style-name="ce2" table:formula="of:=[.A119]+1" office:value-type="float" office:value="119" calcext:value-type="float">
            <text:p>11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Model fitting</text:p>
          </table:table-cell>
          <table:table-cell office:value-type="string" calcext:value-type="string">
            <text:p>"%%time \nset_config(display='diagram') \nmodel.fit(X_train, y_train)"</text:p>
          </table:table-cell>
          <table:table-cell table:number-columns-repeated="1008"/>
        </table:table-row>
        <table:table-row table:style-name="ro1">
          <table:table-cell table:style-name="ce2" table:formula="of:=[.A120]+1" office:value-type="float" office:value="120" calcext:value-type="float">
            <text:p>120</text:p>
          </table:table-cell>
          <table:table-cell office:value-type="string" calcext:value-type="string">
            <text:p>EZS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Model evaluation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121]+1" office:value-type="float" office:value="121" calcext:value-type="float">
            <text:p>121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Model scoring</text:p>
          </table:table-cell>
          <table:table-cell office:value-type="string" calcext:value-type="string">
            <text:p>"score_stack_0, mod_imp_score_0 = score_stacking(model, 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122]+1" office:value-type="float" office:value="122" calcext:value-type="float">
            <text:p>12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ROC/AUC</text:p>
          </table:table-cell>
          <table:table-cell table:style-name="ce13" office:value-type="string" calcext:value-type="string">
            <text:p>"classes = y.unique()" </text:p>
          </table:table-cell>
          <table:table-cell table:number-columns-repeated="1008"/>
        </table:table-row>
        <table:table-row table:style-name="ro1">
          <table:table-cell table:style-name="ce2" table:formula="of:=[.A123]+1" office:value-type="float" office:value="123" calcext:value-type="float">
            <text:p>12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roc_auc(model, X_train, y_train, X_test = X_test, y_test = y_test, classes = classes);"</text:p>
          </table:table-cell>
          <table:table-cell table:number-columns-repeated="1008"/>
        </table:table-row>
        <table:table-row table:style-name="ro1">
          <table:table-cell table:style-name="ce2" table:formula="of:=[.A124]+1" office:value-type="float" office:value="124" calcext:value-type="float">
            <text:p>12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Classification report</text:p>
          </table:table-cell>
          <table:table-cell office:value-type="string" calcext:value-type="string">
            <text:p>"classification_report(model, X_train, y_train, X_test, y_test, classes=classes, support=True);"</text:p>
          </table:table-cell>
          <table:table-cell table:number-columns-repeated="1008"/>
        </table:table-row>
        <table:table-row table:style-name="ro1">
          <table:table-cell table:style-name="ce2" table:formula="of:=[.A125]+1" office:value-type="float" office:value="125" calcext:value-type="float">
            <text:p>12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table:style-name="ce13" office:value-type="string" calcext:value-type="string">
            <text:p>Confusion matrix</text:p>
          </table:table-cell>
          <table:table-cell office:value-type="string" calcext:value-type="string">
            <text:p>"confusion_matrix(model, X_train, y_train, X_test, y_test, classes=classes);"</text:p>
          </table:table-cell>
          <table:table-cell table:number-columns-repeated="1008"/>
        </table:table-row>
        <table:table-row table:style-name="ro1">
          <table:table-cell table:style-name="ce2" table:formula="of:=[.A126]+1" office:value-type="float" office:value="126" calcext:value-type="float">
            <text:p>12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table:style-name="ce13" office:value-type="string" calcext:value-type="string">
            <text:p>Class prediction error</text:p>
          </table:table-cell>
          <table:table-cell table:style-name="ce13" office:value-type="string" calcext:value-type="string">
            <text:p>"class_prediction_error(model, X_train, y_train, X_test, y_test, classes=classes);"</text:p>
          </table:table-cell>
          <table:table-cell table:number-columns-repeated="1008"/>
        </table:table-row>
        <table:table-row table:style-name="ro1">
          <table:table-cell table:style-name="ce2" table:formula="of:=[.A127]+1" office:value-type="float" office:value="127" calcext:value-type="float">
            <text:p>12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08"/>
        </table:table-row>
        <table:table-row table:style-name="ro1">
          <table:table-cell table:style-name="ce2" table:formula="of:=[.A128]+1" office:value-type="float" office:value="128" calcext:value-type="float">
            <text:p>12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08"/>
        </table:table-row>
        <table:table-row table:style-name="ro1">
          <table:table-cell table:style-name="ce2" table:formula="of:=[.A129]+1" office:value-type="float" office:value="129" calcext:value-type="float">
            <text:p>12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Classification report</text:p>
          </table:table-cell>
          <table:table-cell table:style-name="ce13" office:value-type="string" calcext:value-type="string">
            <text:p>"K_classification_report(model, 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130]+1" office:value-type="float" office:value="130" calcext:value-type="float">
            <text:p>13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table:style-name="ce13" office:value-type="string" calcext:value-type="string">
            <text:p>Confusion matrix</text:p>
          </table:table-cell>
          <table:table-cell table:style-name="ce13" office:value-type="string" calcext:value-type="string">
            <text:p>"K_confusion_matrix(model, 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131]+1" office:value-type="float" office:value="131" calcext:value-type="float">
            <text:p>13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$R^2$ score</text:p>
          </table:table-cell>
          <table:table-cell table:style-name="ce13" office:value-type="string" calcext:value-type="string">
            <text:p>"K_r2(model,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132]+1" office:value-type="float" office:value="132" calcext:value-type="float">
            <text:p>132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Model inspection</text:p>
          </table:table-cell>
          <table:table-cell table:style-name="ce13"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133]+1" office:value-type="float" office:value="133" calcext:value-type="float">
            <text:p>133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Model importance</text:p>
          </table:table-cell>
          <table:table-cell office:value-type="string" calcext:value-type="string">
            <text:p><text:span text:style-name="T1">"model_imp_0 = plot_model_importance(model, level_1_model</text:span>)"</text:p>
          </table:table-cell>
          <table:table-cell table:number-columns-repeated="1008"/>
        </table:table-row>
        <table:table-row table:style-name="ro1">
          <table:table-cell table:style-name="ce2" table:formula="of:=[.A134]+1" office:value-type="float" office:value="134" calcext:value-type="float">
            <text:p>134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eature permutation importance (a posteriori)</text:p>
          </table:table-cell>
          <table:table-cell table:style-name="ce13" office:value-type="string" calcext:value-type="string">
            <text:p>"feature_importance_0 = plot_perm_importance(model, X_test, y_test, CPU)"</text:p>
          </table:table-cell>
          <table:table-cell table:number-columns-repeated="1008"/>
        </table:table-row>
        <table:table-row table:style-name="ro1">
          <table:table-cell table:style-name="ce2" table:formula="of:=[.A135]+1" office:value-type="float" office:value="135" calcext:value-type="float">
            <text:p>135</text:p>
          </table:table-cell>
          <table:table-cell office:value-type="string" calcext:value-type="string">
            <text:p>EZS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Level-0 model elimination</text:p>
          </table:table-cell>
          <table:table-cell table:style-name="ce13"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136]+1" office:value-type="float" office:value="136" calcext:value-type="float">
            <text:p>136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Filtered Level-0 models</text:p>
          </table:table-cell>
          <table:table-cell office:value-type="string" calcext:value-type="string">
            <text:p><text:span text:style-name="T1">"level_0_f = model_filtering(level_0, model_imp_0, threshold_model, score_stack_0, threshold_score)</text:span>"</text:p>
          </table:table-cell>
          <table:table-cell table:number-columns-repeated="1008"/>
        </table:table-row>
        <table:table-row table:style-name="ro1">
          <table:table-cell table:style-name="ce2" table:formula="of:=[.A137]+1" office:value-type="float" office:value="137" calcext:value-type="float">
            <text:p>13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regression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 with filtration</text:p>
          </table:table-cell>
          <table:table-cell office:value-type="string" calcext:value-type="string">
            <text:p><text:span text:style-name="T1">"level_1 = LinearRegression()</text:span>"</text:p>
          </table:table-cell>
          <table:table-cell table:number-columns-repeated="1008"/>
        </table:table-row>
        <table:table-row table:style-name="ro1">
          <table:table-cell table:style-name="ce2" table:formula="of:=[.A138]+1" office:value-type="float" office:value="138" calcext:value-type="float">
            <text:p>13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regression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 with filtration</text:p>
          </table:table-cell>
          <table:table-cell office:value-type="string" calcext:value-type="string">
            <text:p><text:span text:style-name="T1">"level_1 = LogisticRegression(random_state = random_state</text:span>)"</text:p>
          </table:table-cell>
          <table:table-cell table:number-columns-repeated="1008"/>
        </table:table-row>
        <table:table-row table:style-name="ro1">
          <table:table-cell table:style-name="ce2" table:formula="of:=[.A139]+1" office:value-type="float" office:value="139" calcext:value-type="float">
            <text:p>13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tre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 with filtration</text:p>
          </table:table-cell>
          <table:table-cell office:value-type="string" calcext:value-type="string">
            <text:p><text:span text:style-name="T1">"level_1 = DecisionTreeRegressor(random_state = random_state)</text:span>"</text:p>
          </table:table-cell>
          <table:table-cell table:number-columns-repeated="1008"/>
        </table:table-row>
        <table:table-row table:style-name="ro1">
          <table:table-cell table:style-name="ce2" table:formula="of:=[.A140]+1" office:value-type="float" office:value="140" calcext:value-type="float">
            <text:p>14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tre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 with filtration</text:p>
          </table:table-cell>
          <table:table-cell office:value-type="string" calcext:value-type="string">
            <text:p><text:span text:style-name="T1">"level_1 = DecisionTreeClassifier(random_state = random_state</text:span>)"</text:p>
          </table:table-cell>
          <table:table-cell table:number-columns-repeated="1008"/>
        </table:table-row>
        <table:table-row table:style-name="ro1">
          <table:table-cell table:style-name="ce2" table:formula="of:=[.A141]+1" office:value-type="float" office:value="141" calcext:value-type="float">
            <text:p>14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41" office:value-type="string" calcext:value-type="string">
            <text:p>Build filtered model</text:p>
          </table:table-cell>
          <table:table-cell table:style-name="ce13" office:value-type="string" calcext:value-type="string">
            <text:p>"model = StackingRegressor(level_0_f, final_estimator=level_1, n_jobs=-1)"</text:p>
          </table:table-cell>
          <table:table-cell table:number-columns-repeated="1008"/>
        </table:table-row>
        <table:table-row table:style-name="ro1">
          <table:table-cell table:style-name="ce2" table:formula="of:=[.A142]+1" office:value-type="float" office:value="142" calcext:value-type="float">
            <text:p>14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41" office:value-type="string" calcext:value-type="string">
            <text:p>Build filtered model</text:p>
          </table:table-cell>
          <table:table-cell table:style-name="ce13" office:value-type="string" calcext:value-type="string">
            <text:p>"model = StackingRegressor(level_0_f, final_estimator=level_1)"</text:p>
          </table:table-cell>
          <table:table-cell table:number-columns-repeated="1008"/>
        </table:table-row>
        <table:table-row table:style-name="ro1">
          <table:table-cell table:style-name="ce2" table:formula="of:=[.A143]+1" office:value-type="float" office:value="143" calcext:value-type="float">
            <text:p>14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41" office:value-type="string" calcext:value-type="string">
            <text:p>Build filtered model</text:p>
          </table:table-cell>
          <table:table-cell table:style-name="ce13" office:value-type="string" calcext:value-type="string">
            <text:p>"model = StackingClassifier(level_0_f, final_estimator=level_1, n_jobs=-1)"</text:p>
          </table:table-cell>
          <table:table-cell table:number-columns-repeated="1008"/>
        </table:table-row>
        <table:table-row table:style-name="ro1">
          <table:table-cell table:style-name="ce2" table:formula="of:=[.A144]+1" office:value-type="float" office:value="144" calcext:value-type="float">
            <text:p>14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41" office:value-type="string" calcext:value-type="string">
            <text:p>Build filtered model</text:p>
          </table:table-cell>
          <table:table-cell table:style-name="ce13" office:value-type="string" calcext:value-type="string">
            <text:p>"model = StackingClassifier(level_0_f, final_estimator=level_1)"</text:p>
          </table:table-cell>
          <table:table-cell table:number-columns-repeated="1008"/>
        </table:table-row>
        <table:table-row table:style-name="ro1">
          <table:table-cell table:style-name="ce2" table:formula="of:=[.A145]+1" office:value-type="float" office:value="145" calcext:value-type="float">
            <text:p>14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Filtered Model fitting</text:p>
          </table:table-cell>
          <table:table-cell office:value-type="string" calcext:value-type="string">
            <text:p>"%%time \nset_config(display='diagram') \nmodel.fit(X_train, y_train)"</text:p>
          </table:table-cell>
          <table:table-cell table:number-columns-repeated="1008"/>
        </table:table-row>
        <table:table-row table:style-name="ro1">
          <table:table-cell table:style-name="ce2" table:formula="of:=[.A146]+1" office:value-type="float" office:value="146" calcext:value-type="float">
            <text:p>146</text:p>
          </table:table-cell>
          <table:table-cell office:value-type="string" calcext:value-type="string">
            <text:p>EZS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<text:span text:style-name="T1">Filtered</text:span> Model evaluation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147]+1" office:value-type="float" office:value="147" calcext:value-type="float">
            <text:p>147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1">Filtered</text:span> Model scoring</text:p>
          </table:table-cell>
          <table:table-cell office:value-type="string" calcext:value-type="string">
            <text:p>"score_stack_1, mod_imp_score_1 = score_stacking(model, 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148]+1" office:value-type="float" office:value="148" calcext:value-type="float">
            <text:p>148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1">Filtered</text:span> feature permutation importance</text:p>
          </table:table-cell>
          <table:table-cell table:style-name="ce13" office:value-type="string" calcext:value-type="string">
            <text:p>"feature_importance_1 = plot_perm_importance(model, X_test, y_test, CPU)"</text:p>
          </table:table-cell>
          <table:table-cell table:number-columns-repeated="1008"/>
        </table:table-row>
        <table:table-row table:style-name="ro1">
          <table:table-cell table:style-name="ce2" table:formula="of:=[.A149]+1" office:value-type="float" office:value="149" calcext:value-type="float">
            <text:p>149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<text:span text:style-name="T1">Filtered</text:span> feature elimination</text:p>
          </table:table-cell>
          <table:table-cell table:style-name="ce13" office:value-type="string" calcext:value-type="string">
            <text:p>"best_feature, worst_feature = feature_filtering(feature_importance_1, threshold_feature)"</text:p>
          </table:table-cell>
          <table:table-cell table:number-columns-repeated="1008"/>
        </table:table-row>
        <table:table-row table:style-name="ro1">
          <table:table-cell table:style-name="ce2" table:formula="of:=[.A150]+1" office:value-type="float" office:value="150" calcext:value-type="float">
            <text:p>150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table:style-name="ce13" office:value-type="string" calcext:value-type="string">
            <text:p>"dropped_cols = np.unique(np.concatenate((dropped_cols, worst_feature))).tolist()"</text:p>
          </table:table-cell>
          <table:table-cell table:number-columns-repeated="1008"/>
        </table:table-row>
        <table:table-row table:style-name="ro1">
          <table:table-cell table:style-name="ce2" table:formula="of:=[.A151]+1" office:value-type="float" office:value="151" calcext:value-type="float">
            <text:p>151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Check those columns, they should be dropped</text:p>
          </table:table-cell>
          <table:table-cell office:value-type="string" calcext:value-type="string">
            <text:p>"print(dropped_cols)"</text:p>
          </table:table-cell>
          <table:table-cell table:number-columns-repeated="1008"/>
        </table:table-row>
        <table:table-row table:style-name="ro1">
          <table:table-cell table:style-name="ce2" table:formula="of:=[.A152]+1" office:value-type="float" office:value="152" calcext:value-type="float">
            <text:p>15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1">Filtered</text:span> ROC/AUC</text:p>
          </table:table-cell>
          <table:table-cell table:style-name="ce13" office:value-type="string" calcext:value-type="string">
            <text:p><text:span text:style-name="T1">"classes = y.unique() \nroc_auc(model, X_train, y_train, X_test = X_test, y_test = y_test, classes = classes);</text:span>" </text:p>
          </table:table-cell>
          <table:table-cell table:number-columns-repeated="1008"/>
        </table:table-row>
        <table:table-row table:style-name="ro1">
          <table:table-cell table:style-name="ce2" table:formula="of:=[.A153]+1" office:value-type="float" office:value="153" calcext:value-type="float">
            <text:p>15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1">Filtered</text:span> Classification report</text:p>
          </table:table-cell>
          <table:table-cell office:value-type="string" calcext:value-type="string">
            <text:p>"classification_report(model, X_train, y_train, X_test, y_test, classes=classes, support=True);"</text:p>
          </table:table-cell>
          <table:table-cell table:number-columns-repeated="1008"/>
        </table:table-row>
        <table:table-row table:style-name="ro1">
          <table:table-cell table:style-name="ce2" table:formula="of:=[.A154]+1" office:value-type="float" office:value="154" calcext:value-type="float">
            <text:p>15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table:style-name="ce13" office:value-type="string" calcext:value-type="string">
            <text:p><text:span text:style-name="T1">Filtered</text:span> Confusion matrix</text:p>
          </table:table-cell>
          <table:table-cell office:value-type="string" calcext:value-type="string">
            <text:p>"confusion_matrix(model, X_train, y_train, X_test, y_test, classes=classes);"</text:p>
          </table:table-cell>
          <table:table-cell table:number-columns-repeated="1008"/>
        </table:table-row>
        <table:table-row table:style-name="ro1">
          <table:table-cell table:style-name="ce2" table:formula="of:=[.A155]+1" office:value-type="float" office:value="155" calcext:value-type="float">
            <text:p>15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table:style-name="ce13" office:value-type="string" calcext:value-type="string">
            <text:p><text:span text:style-name="T1">Filtered</text:span> Class prediction error</text:p>
          </table:table-cell>
          <table:table-cell table:style-name="ce13" office:value-type="string" calcext:value-type="string">
            <text:p>"class_prediction_error(model, X_train, y_train, X_test, y_test, classes=classes);"</text:p>
          </table:table-cell>
          <table:table-cell table:number-columns-repeated="1008"/>
        </table:table-row>
        <table:table-row table:style-name="ro1">
          <table:table-cell table:style-name="ce2" table:formula="of:=[.A156]+1" office:value-type="float" office:value="156" calcext:value-type="float">
            <text:p>15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1">Filtered</text:span> 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08"/>
        </table:table-row>
        <table:table-row table:style-name="ro1">
          <table:table-cell table:style-name="ce2" table:formula="of:=[.A157]+1" office:value-type="float" office:value="157" calcext:value-type="float">
            <text:p>15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1">Filtered</text:span> 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08"/>
        </table:table-row>
        <table:table-row table:style-name="ro1">
          <table:table-cell table:style-name="ce2" table:formula="of:=[.A158]+1" office:value-type="float" office:value="158" calcext:value-type="float">
            <text:p>15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table:style-name="ce13" office:value-type="string" calcext:value-type="string">
            <text:p><text:span text:style-name="T1">Filtered</text:span> Confusion matrix</text:p>
          </table:table-cell>
          <table:table-cell table:style-name="ce13" office:value-type="string" calcext:value-type="string">
            <text:p>"K_confusion_matrix(model, 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159]+1" office:value-type="float" office:value="159" calcext:value-type="float">
            <text:p>15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1">Filtered</text:span> $R^2$ score</text:p>
          </table:table-cell>
          <table:table-cell table:style-name="ce13" office:value-type="string" calcext:value-type="string">
            <text:p>"K_r2(model,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160]+1" office:value-type="float" office:value="160" calcext:value-type="float">
            <text:p>160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<text:span text:style-name="T1">Filtered</text:span> Model inspection</text:p>
          </table:table-cell>
          <table:table-cell table:style-name="ce13"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161]+1" office:value-type="float" office:value="161" calcext:value-type="float">
            <text:p>161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1">Filtered </text:span>Model importance</text:p>
          </table:table-cell>
          <table:table-cell office:value-type="string" calcext:value-type="string">
            <text:p><text:span text:style-name="T1">"model_imp_1 = plot_model_importance(model, level_1_model</text:span>)"</text:p>
          </table:table-cell>
          <table:table-cell table:number-columns-repeated="1008"/>
        </table:table-row>
        <table:table-row table:style-name="ro1">
          <table:table-cell table:style-name="ce2" table:formula="of:=[.A162]+1" office:value-type="float" office:value="162" calcext:value-type="float">
            <text:p>162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1">Filtered </text:span>Feature permutation importance (a posteriori)</text:p>
          </table:table-cell>
          <table:table-cell table:style-name="ce13" office:value-type="string" calcext:value-type="string">
            <text:p>"plot_perm_importance(model, X_test, y_test, CPU)"</text:p>
          </table:table-cell>
          <table:table-cell table:number-columns-repeated="1008"/>
        </table:table-row>
        <table:table-row table:style-name="ro1">
          <table:table-cell table:style-name="ce2" table:formula="of:=[.A163]+1" office:value-type="float" office:value="163" calcext:value-type="float">
            <text:p>163</text:p>
          </table:table-cell>
          <table:table-cell office:value-type="string" calcext:value-type="string">
            <text:p>EZS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Final Model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164]+1" office:value-type="float" office:value="164" calcext:value-type="float">
            <text:p>164</text:p>
          </table:table-cell>
          <table:table-cell office:value-type="string" calcext:value-type="string">
            <text:p>PIP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df = df_copy"</text:p>
          </table:table-cell>
          <table:table-cell table:number-columns-repeated="1008"/>
        </table:table-row>
        <table:table-row table:style-name="ro1">
          <table:table-cell table:style-name="ce2" table:formula="of:=[.A165]+1" office:value-type="float" office:value="165" calcext:value-type="float">
            <text:p>165</text:p>
          </table:table-cell>
          <table:table-cell office:value-type="string" calcext:value-type="string">
            <text:p>PIP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<text:span text:style-name="T1">"df = df.drop(dropped_cols</text:span>, axis=1)"</text:p>
          </table:table-cell>
          <table:table-cell table:number-columns-repeated="1008"/>
        </table:table-row>
        <table:table-row table:style-name="ro1">
          <table:table-cell table:style-name="ce2" table:formula="of:=[.A166]+1" office:value-type="float" office:value="166" calcext:value-type="float">
            <text:p>166</text:p>
          </table:table-cell>
          <table:table-cell office:value-type="string" calcext:value-type="string">
            <text:p>PIP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<text:span text:style-name="T1">"reduce_schema('column_name', dropped_cols)</text:span>"</text:p>
          </table:table-cell>
          <table:table-cell table:number-columns-repeated="1008"/>
        </table:table-row>
        <table:table-row table:style-name="ro1">
          <table:table-cell table:style-name="ce2" table:formula="of:=[.A167]+1" office:value-type="float" office:value="167" calcext:value-type="float">
            <text:p>167</text:p>
          </table:table-cell>
          <table:table-cell office:value-type="string" calcext:value-type="string">
            <text:p>PIP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table:style-name="ce13" office:value-type="string" calcext:value-type="string">
            <text:p>Splitting dataframe in features and targets for final model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168]+1" office:value-type="float" office:value="168" calcext:value-type="float">
            <text:p>168</text:p>
          </table:table-cell>
          <table:table-cell office:value-type="string" calcext:value-type="string">
            <text:p>PIP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office:value-type="string" calcext:value-type="string">
            <text:p>"y = df[target_col] "</text:p>
          </table:table-cell>
          <table:table-cell table:number-columns-repeated="1008"/>
        </table:table-row>
        <table:table-row table:style-name="ro1">
          <table:table-cell table:style-name="ce2" table:formula="of:=[.A169]+1" office:value-type="float" office:value="169" calcext:value-type="float">
            <text:p>169</text:p>
          </table:table-cell>
          <table:table-cell office:value-type="string" calcext:value-type="string">
            <text:p>PIP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"X = df.drop(target_col, axis=1) "</text:p>
          </table:table-cell>
          <table:table-cell table:number-columns-repeated="1008"/>
        </table:table-row>
        <table:table-row table:style-name="ro1">
          <table:table-cell table:style-name="ce2" table:formula="of:=[.A170]+1" office:value-type="float" office:value="170" calcext:value-type="float">
            <text:p>170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Dimensions</text:p>
          </table:table-cell>
          <table:table-cell table:style-name="ce13" office:value-type="string" calcext:value-type="string">
            <text:p>"nb_features = len(X.columns.tolist()) "</text:p>
          </table:table-cell>
          <table:table-cell table:number-columns-repeated="1008"/>
        </table:table-row>
        <table:table-row table:style-name="ro1">
          <table:table-cell table:style-name="ce2" table:formula="of:=[.A171]+1" office:value-type="float" office:value="171" calcext:value-type="float">
            <text:p>17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8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nb_targets = len(y.unique()) "</text:p>
          </table:table-cell>
          <table:table-cell table:number-columns-repeated="1008"/>
        </table:table-row>
        <table:table-row table:style-name="ro1">
          <table:table-cell table:style-name="ce2" table:formula="of:=[.A172]+1" office:value-type="float" office:value="172" calcext:value-type="float">
            <text:p>17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8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<text:span text:style-name="T1">"nb_targets = </text:span>1 "</text:p>
          </table:table-cell>
          <table:table-cell table:number-columns-repeated="1008"/>
        </table:table-row>
        <table:table-row table:style-name="ro1">
          <table:table-cell table:style-name="ce2" table:formula="of:=[.A173]+1" office:value-type="float" office:value="173" calcext:value-type="float">
            <text:p>173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<text:span text:style-name="T1">"layer_size = nb_features + nb_targets</text:span> + 2 "</text:p>
          </table:table-cell>
          <table:table-cell table:number-columns-repeated="1008"/>
        </table:table-row>
        <table:table-row table:style-name="ro1">
          <table:table-cell table:style-name="ce2" table:formula="of:=[.A174]+1" office:value-type="float" office:value="174" calcext:value-type="float">
            <text:p>174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Splitting data in train and test sets </text:p>
          </table:table-cell>
          <table:table-cell table:style-name="ce13" office:value-type="string" calcext:value-type="string">
            <text:p><text:span text:style-name="T1">"X_train, X_test, y_train, y_test = split(X, y, test_size=test_size, threshold_entropy=threshold_entropy, undersampling=undersampling, undersampler=undersampler, random_state=random_state</text:span>) "</text:p>
          </table:table-cell>
          <table:table-cell table:number-columns-repeated="1008"/>
        </table:table-row>
        <table:table-row table:style-name="ro1">
          <table:table-cell table:style-name="ce2" table:formula="of:=[.A175]+1" office:value-type="float" office:value="175" calcext:value-type="float">
            <text:p>175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classific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Encoding</text:p>
          </table:table-cell>
          <table:table-cell table:style-name="Default" office:value-type="string" calcext:value-type="string">
            <text:p>"target_encoder = LabelEncoder() \ny_train = pd.Series(target_encoder.fit_transform(y_train)) \ny_test = pd.Series(target_encoder.transform(y_test)) "</text:p>
          </table:table-cell>
          <table:table-cell table:number-columns-repeated="1008"/>
        </table:table-row>
        <table:table-row table:style-name="ro1">
          <table:table-cell table:style-name="ce2" table:formula="of:=[.A176]+1" office:value-type="float" office:value="176" calcext:value-type="float">
            <text:p>176</text:p>
          </table:table-cell>
          <table:table-cell office:value-type="string" calcext:value-type="string">
            <text:p>EZS</text:p>
          </table:table-cell>
          <table:table-cell table:number-columns-repeated="9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office:value-type="string" calcext:value-type="string">
            <text:p>"threshold_score = " + str(threshold_score)</text:p>
          </table:table-cell>
          <table:table-cell table:number-columns-repeated="1008"/>
        </table:table-row>
        <table:table-row table:style-name="ro1">
          <table:table-cell table:style-name="ce2" table:formula="of:=[.A177]+1" office:value-type="float" office:value="177" calcext:value-type="float">
            <text:p>17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41" office:value-type="string" calcext:value-type="string">
            <text:p>Build final model</text:p>
          </table:table-cell>
          <table:table-cell table:style-name="ce13" office:value-type="string" calcext:value-type="string">
            <text:p>"model = StackingRegressor(level_0_f, final_estimator=level_1, n_jobs=-1)"</text:p>
          </table:table-cell>
          <table:table-cell table:number-columns-repeated="1008"/>
        </table:table-row>
        <table:table-row table:style-name="ro1">
          <table:table-cell table:style-name="ce2" table:formula="of:=[.A178]+1" office:value-type="float" office:value="178" calcext:value-type="float">
            <text:p>17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41" office:value-type="string" calcext:value-type="string">
            <text:p>Build final model</text:p>
          </table:table-cell>
          <table:table-cell table:style-name="ce13" office:value-type="string" calcext:value-type="string">
            <text:p>"model = StackingRegressor(level_0_f, final_estimator=level_1)"</text:p>
          </table:table-cell>
          <table:table-cell table:number-columns-repeated="1008"/>
        </table:table-row>
        <table:table-row table:style-name="ro1">
          <table:table-cell table:style-name="ce2" table:formula="of:=[.A179]+1" office:value-type="float" office:value="179" calcext:value-type="float">
            <text:p>17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41" office:value-type="string" calcext:value-type="string">
            <text:p>Build final model</text:p>
          </table:table-cell>
          <table:table-cell table:style-name="ce13" office:value-type="string" calcext:value-type="string">
            <text:p>"model = StackingClassifier(level_0_f, final_estimator=level_1, n_jobs=-1)"</text:p>
          </table:table-cell>
          <table:table-cell table:number-columns-repeated="1008"/>
        </table:table-row>
        <table:table-row table:style-name="ro1">
          <table:table-cell table:style-name="ce2" table:formula="of:=[.A180]+1" office:value-type="float" office:value="180" calcext:value-type="float">
            <text:p>18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41" office:value-type="string" calcext:value-type="string">
            <text:p>Build final model</text:p>
          </table:table-cell>
          <table:table-cell table:style-name="ce13" office:value-type="string" calcext:value-type="string">
            <text:p>"model = StackingClassifier(level_0_f, final_estimator=level_1)"</text:p>
          </table:table-cell>
          <table:table-cell table:number-columns-repeated="1008"/>
        </table:table-row>
        <table:table-row table:style-name="ro1">
          <table:table-cell table:style-name="ce2" table:formula="of:=[.A181]+1" office:value-type="float" office:value="181" calcext:value-type="float">
            <text:p>18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Final Model fitting</text:p>
          </table:table-cell>
          <table:table-cell office:value-type="string" calcext:value-type="string">
            <text:p>"%%time \nset_config(display='diagram') \nmodel.fit(X_train, y_train)"</text:p>
          </table:table-cell>
          <table:table-cell table:number-columns-repeated="1008"/>
        </table:table-row>
        <table:table-row table:style-name="ro1">
          <table:table-cell table:style-name="ce2" table:formula="of:=[.A182]+1" office:value-type="float" office:value="182" calcext:value-type="float">
            <text:p>182</text:p>
          </table:table-cell>
          <table:table-cell office:value-type="string" calcext:value-type="string">
            <text:p>EZS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Final Model evaluation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183]+1" office:value-type="float" office:value="183" calcext:value-type="float">
            <text:p>183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inal Model scoring</text:p>
          </table:table-cell>
          <table:table-cell office:value-type="string" calcext:value-type="string">
            <text:p>"score_stack_2, mod_imp_score_2 = score_stacking(model, 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184]+1" office:value-type="float" office:value="184" calcext:value-type="float">
            <text:p>184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inal feature permutation importance</text:p>
          </table:table-cell>
          <table:table-cell table:style-name="ce13" office:value-type="string" calcext:value-type="string">
            <text:p>"feature_importance_2 = feature_importance = plot_perm_importance(model, X_test, y_test, CPU)"</text:p>
          </table:table-cell>
          <table:table-cell table:number-columns-repeated="1008"/>
        </table:table-row>
        <table:table-row table:style-name="ro1">
          <table:table-cell table:style-name="ce2" table:formula="of:=[.A185]+1" office:value-type="float" office:value="185" calcext:value-type="float">
            <text:p>185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<text:span text:style-name="T1">Final</text:span> feature elimination</text:p>
          </table:table-cell>
          <table:table-cell table:style-name="ce13" office:value-type="string" calcext:value-type="string">
            <text:p>"best_feature, worst_feature = feature_filtering(feature_importance_2, threshold_feature)"</text:p>
          </table:table-cell>
          <table:table-cell table:number-columns-repeated="1008"/>
        </table:table-row>
        <table:table-row table:style-name="ro1">
          <table:table-cell table:style-name="ce2" table:formula="of:=[.A186]+1" office:value-type="float" office:value="186" calcext:value-type="float">
            <text:p>186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table:style-name="ce13" office:value-type="string" calcext:value-type="string">
            <text:p>"dropped_cols = np.unique(np.concatenate((dropped_cols, worst_feature))).tolist()"</text:p>
          </table:table-cell>
          <table:table-cell table:number-columns-repeated="1008"/>
        </table:table-row>
        <table:table-row table:style-name="ro1">
          <table:table-cell table:style-name="ce2" table:formula="of:=[.A187]+1" office:value-type="float" office:value="187" calcext:value-type="float">
            <text:p>187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Check those columns, they should be dropped</text:p>
          </table:table-cell>
          <table:table-cell office:value-type="string" calcext:value-type="string">
            <text:p>"print(dropped_cols)"</text:p>
          </table:table-cell>
          <table:table-cell table:number-columns-repeated="1008"/>
        </table:table-row>
        <table:table-row table:style-name="ro1">
          <table:table-cell table:style-name="ce2" table:formula="of:=[.A188]+1" office:value-type="float" office:value="188" calcext:value-type="float">
            <text:p>18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inal ROC/AUC</text:p>
          </table:table-cell>
          <table:table-cell table:style-name="ce13" office:value-type="string" calcext:value-type="string">
            <text:p><text:span text:style-name="T1">"classes = y.unique() \nroc_auc(model, X_train, y_train, X_test = X_test, y_test = y_test, classes = classes);</text:span>" </text:p>
          </table:table-cell>
          <table:table-cell table:number-columns-repeated="1008"/>
        </table:table-row>
        <table:table-row table:style-name="ro1">
          <table:table-cell table:style-name="ce2" table:formula="of:=[.A189]+1" office:value-type="float" office:value="189" calcext:value-type="float">
            <text:p>18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inal Classification report</text:p>
          </table:table-cell>
          <table:table-cell office:value-type="string" calcext:value-type="string">
            <text:p>"classification_report(model, X_train, y_train, X_test, y_test, classes=classes, support=True);"</text:p>
          </table:table-cell>
          <table:table-cell table:number-columns-repeated="1008"/>
        </table:table-row>
        <table:table-row table:style-name="ro1">
          <table:table-cell table:style-name="ce2" table:formula="of:=[.A190]+1" office:value-type="float" office:value="190" calcext:value-type="float">
            <text:p>19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table:style-name="ce13" office:value-type="string" calcext:value-type="string">
            <text:p>Final Confusion matrix</text:p>
          </table:table-cell>
          <table:table-cell office:value-type="string" calcext:value-type="string">
            <text:p>"confusion_matrix(model, X_train, y_train, X_test, y_test, classes=classes);"</text:p>
          </table:table-cell>
          <table:table-cell table:number-columns-repeated="1008"/>
        </table:table-row>
        <table:table-row table:style-name="ro1">
          <table:table-cell table:style-name="ce2" table:formula="of:=[.A191]+1" office:value-type="float" office:value="191" calcext:value-type="float">
            <text:p>19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table:style-name="ce13" office:value-type="string" calcext:value-type="string">
            <text:p>Final Class prediction error</text:p>
          </table:table-cell>
          <table:table-cell table:style-name="ce13" office:value-type="string" calcext:value-type="string">
            <text:p>"class_prediction_error(model, X_train, y_train, X_test, y_test, classes=classes);"</text:p>
          </table:table-cell>
          <table:table-cell table:number-columns-repeated="1008"/>
        </table:table-row>
        <table:table-row table:style-name="ro1">
          <table:table-cell table:style-name="ce2" table:formula="of:=[.A192]+1" office:value-type="float" office:value="192" calcext:value-type="float">
            <text:p>19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inal 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08"/>
        </table:table-row>
        <table:table-row table:style-name="ro1">
          <table:table-cell table:style-name="ce2" table:formula="of:=[.A193]+1" office:value-type="float" office:value="193" calcext:value-type="float">
            <text:p>19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inal 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08"/>
        </table:table-row>
        <table:table-row table:style-name="ro1">
          <table:table-cell table:style-name="ce2" table:formula="of:=[.A194]+1" office:value-type="float" office:value="194" calcext:value-type="float">
            <text:p>19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inal Classification report</text:p>
          </table:table-cell>
          <table:table-cell table:style-name="ce13" office:value-type="string" calcext:value-type="string">
            <text:p>"K_classification_report(model, 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195]+1" office:value-type="float" office:value="195" calcext:value-type="float">
            <text:p>19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table:style-name="ce13" office:value-type="string" calcext:value-type="string">
            <text:p>Final Confusion matrix</text:p>
          </table:table-cell>
          <table:table-cell table:style-name="ce13" office:value-type="string" calcext:value-type="string">
            <text:p>"K_confusion_matrix(model, 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196]+1" office:value-type="float" office:value="196" calcext:value-type="float">
            <text:p>19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inal $R^2$ score</text:p>
          </table:table-cell>
          <table:table-cell table:style-name="ce13" office:value-type="string" calcext:value-type="string">
            <text:p>"K_r2(model,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197]+1" office:value-type="float" office:value="197" calcext:value-type="float">
            <text:p>197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Final Model inspection</text:p>
          </table:table-cell>
          <table:table-cell table:style-name="ce13"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198]+1" office:value-type="float" office:value="198" calcext:value-type="float">
            <text:p>198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1">Final </text:span>Model importance</text:p>
          </table:table-cell>
          <table:table-cell office:value-type="string" calcext:value-type="string">
            <text:p><text:span text:style-name="T1">"model_imp_2 = plot_model_importance(model, level_1_model</text:span>)"</text:p>
          </table:table-cell>
          <table:table-cell table:number-columns-repeated="1008"/>
        </table:table-row>
        <table:table-row table:style-name="ro1">
          <table:table-cell table:style-name="ce2" table:formula="of:=[.A199]+1" office:value-type="float" office:value="199" calcext:value-type="float">
            <text:p>199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1">Final </text:span>Feature permutation importance (a posteriori)</text:p>
          </table:table-cell>
          <table:table-cell table:style-name="ce13" office:value-type="string" calcext:value-type="string">
            <text:p>"plot_perm_importance(model, X_test, y_test, CPU)"</text:p>
          </table:table-cell>
          <table:table-cell table:number-columns-repeated="1008"/>
        </table:table-row>
        <table:table-row table:style-name="ro1">
          <table:table-cell table:style-name="ce2" table:formula="of:=[.A200]+1" office:value-type="float" office:value="200" calcext:value-type="float">
            <text:p>200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1">Final </text:span>Partial Dependence &amp; Individual Conditional Expectation </text:p>
          </table:table-cell>
          <table:table-cell office:value-type="string" calcext:value-type="string">
            <text:p>"pd_ice_plot(model=model, X_test=X_test, feature=X_test.columns, CPU=CPU)"</text:p>
          </table:table-cell>
          <table:table-cell table:number-columns-repeated="1008"/>
        </table:table-row>
        <table:table-row table:style-name="ro1">
          <table:table-cell table:style-name="ce2" table:formula="of:=[.A201]+1" office:value-type="float" office:value="201" calcext:value-type="float">
            <text:p>201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Deployment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202]+1" office:value-type="float" office:value="202" calcext:value-type="float">
            <text:p>202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Save your model</text:p>
          </table:table-cell>
          <table:table-cell office:value-type="string" calcext:value-type="string">
            <text:p>"model_name = 'model.sav' \ndump(model, model_name)"</text:p>
          </table:table-cell>
          <table:table-cell table:number-columns-repeated="1008"/>
        </table:table-row>
        <table:table-row table:style-name="ro1">
          <table:table-cell table:style-name="ce2" table:formula="of:=[.A203]+1" office:value-type="float" office:value="203" calcext:value-type="float">
            <text:p>203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Generate your server</text:p>
          </table:table-cell>
          <table:table-cell office:value-type="string" calcext:value-type="string">
            <text:p><text:span text:style-name="T1">"fastapi_server(model, 'model.sav', X, y, FastAPI_port</text:span>)"</text:p>
          </table:table-cell>
          <table:table-cell table:number-columns-repeated="1008"/>
        </table:table-row>
        <table:table-row table:style-name="ro1">
          <table:table-cell table:style-name="ce2" table:formula="of:=[.A204]+1" office:value-type="float" office:value="204" calcext:value-type="float">
            <text:p>204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[Test your API](./server.ipynb)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205]+1" office:value-type="float" office:value="205" calcext:value-type="float">
            <text:p>205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Docker</text:p>
          </table:table-cell>
          <table:table-cell office:value-type="string" calcext:value-type="string">
            <text:p><text:span text:style-name="T1">"dockerize(name, model, model_name, X, y, Docker_port</text:span>)"</text:p>
          </table:table-cell>
          <table:table-cell table:number-columns-repeated="1008"/>
        </table:table-row>
        <table:table-row table:style-name="ro1" table:number-rows-repeated="1048369">
          <table:table-cell table:number-columns-repeated="1022"/>
        </table:table-row>
        <table:table-row table:style-name="ro1">
          <table:table-cell table:number-columns-repeated="1022"/>
        </table:table-row>
        <table:named-expressions>
          <table:named-expression table:name="_xlnm._FilterDatabase" table:base-cell-address="$meta_package.$A$1" table:expression="#REF!"/>
          <table:named-expression table:name="_xlnm._FilterDatabase_0" table:base-cell-address="$meta_package.$A$1" table:expression="#REF!"/>
          <table:named-expression table:name="_xlnm._FilterDatabase_0_0_0" table:base-cell-address="$meta_package.$A$1" table:expression="#REF!"/>
        </table:named-expressions>
      </table:table>
      <table:named-expressions/>
      <table:database-ranges>
        <table:database-range table:name="__Anonymous_Sheet_DB__0" table:target-range-address="meta_package.A1:meta_package.F37" table:display-filter-buttons="true" table:orientation="column"/>
        <table:database-range table:name="__Anonymous_Sheet_DB__1" table:target-range-address="package_source.A1:package_source.G54" table:display-filter-buttons="true" table:orientation="column"/>
        <table:database-range table:name="__Anonymous_Sheet_DB__2" table:target-range-address="package.A1:package.G125" table:display-filter-buttons="true">
          <table:sort>
            <table:sort-by table:field-number="5" table:data-type="automatic"/>
            <table:sort-by table:field-number="4" table:data-type="automatic"/>
          </table:sort>
        </table:database-range>
        <table:database-range table:name="__Anonymous_Sheet_DB__3" table:target-range-address="document.A1:document.N206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0P0"/>
    </number:currency-style>
    <number:currency-style style:name="N12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4P2" style:volatile="true">
      <number:currency-symbol/>
      <number:fill-character> </number:fill-character>
      <number:text>-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month number:textual="true"/>
      <number:text>-</number:text>
      <number:year/>
    </number:date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date-style style:name="N132">
      <number:day/>
      <number:text>-</number:text>
      <number:month number:textual="true"/>
      <number:text>-</number:text>
      <number:year/>
    </number:date-style>
    <number:currency-style style:name="N13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3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9P0"/>
    </number:currency-style>
    <number:time-style style:name="N140">
      <number:minutes number:style="long"/>
      <number:text>:</number:text>
      <number:seconds number:style="long" number:decimal-places="1"/>
    </number:time-style>
    <number:currency-style style:name="N14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1P0"/>
    </number:currency-style>
    <number:currency-style style:name="N14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5P0" style:volatile="true">
      <number:number number:decimal-places="2" number:min-decimal-places="2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date-style style:name="N146">
      <number:day/>
      <number:text>-</number:text>
      <number:month number:textual="true"/>
    </number:date-style>
    <number:time-style style:name="N147">
      <number:hours/>
      <number:text>:</number:text>
      <number:minutes number:style="long"/>
      <number:text> </number:text>
      <number:am-pm/>
    </number:time-style>
    <number:time-style style:name="N148">
      <number:hours/>
      <number:text>:</number:text>
      <number:minutes number:style="long"/>
      <number:text>:</number:text>
      <number:seconds number:style="long"/>
    </number:time-style>
    <number:date-style style:name="N149">
      <number:month/>
      <number:text>/</number:text>
      <number:day/>
      <number:text>/</number:text>
      <number:year number:style="long"/>
    </number:date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3P2" style:volatile="true">
      <number:text> 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hours/>
      <number:text>:</number:text>
      <number:minutes number:style="long"/>
    </number:time-style>
    <number:number-style style:name="N156P0" style:volatile="true">
      <number:number number:decimal-places="0" number:min-decimal-places="0" number:min-integer-digits="1" number:grouping="true"/>
      <number:text> </number:text>
    </number:number-style>
    <number:number-style style:name="N15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date-style style:name="N15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1">00/00/0000</text:date>, <text:time style:data-style-name="N2" text:time-value="08:57:11.3588027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eta_5f_package" style:display-name="PageStyle_meta_packag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ckage_5f_source" style:display-name="PageStyle_package_source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ckage" style:display-name="PageStyle_packag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ocument" style:display-name="PageStyle_documen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0T11:47:14</meta:creation-date>
    <dc:language>en-US</dc:language>
    <dc:date>2024-01-11T09:43:33.456361677</dc:date>
    <meta:editing-cycles>674</meta:editing-cycles>
    <meta:editing-duration>P10DT11H35M36S</meta:editing-duration>
    <meta:generator>LibreOffice/7.5.9.2$Linux_X86_64 LibreOffice_project/50$Build-2</meta:generator>
    <meta:document-statistic meta:table-count="4" meta:cell-count="4243" meta:object-count="0"/>
  </office:meta>
</office:document-meta>
</file>